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3.3521in" style:rel-column-width="32821*"/>
    </style:style>
    <style:style style:name="Table1.B" style:family="table-column">
      <style:table-column-properties style:column-width="3.341in" style:rel-column-width="3271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0.3333in"/>
    </style:style>
    <style:style style:name="Table2.E" style:family="table-column">
      <style:table-column-properties style:column-width="0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T1" style:family="table-cell">
      <style:table-cell-properties fo:padding="0.0382in" fo:border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34in" style:rel-column-width="3274*"/>
    </style:style>
    <style:style style:name="Table3.B" style:family="table-column">
      <style:table-column-properties style:column-width="0.3347in" style:rel-column-width="3276*"/>
    </style:style>
    <style:style style:name="Table3.E" style:family="table-column">
      <style:table-column-properties style:column-width="0.3347in" style:rel-column-width="3277*"/>
    </style:style>
    <style:style style:name="Table3.F" style:family="table-column">
      <style:table-column-properties style:column-width="0.3347in" style:rel-column-width="3275*"/>
    </style:style>
    <style:style style:name="Table3.Q" style:family="table-column">
      <style:table-column-properties style:column-width="0.3347in" style:rel-column-width="3278*"/>
    </style:style>
    <style:style style:name="Table3.T" style:family="table-column">
      <style:table-column-properties style:column-width="0.3354in" style:rel-column-width="3284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T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264in" style:rel-column-width="2216*"/>
    </style:style>
    <style:style style:name="Table4.B" style:family="table-column">
      <style:table-column-properties style:column-width="0.9361in" style:rel-column-width="9165*"/>
    </style:style>
    <style:style style:name="Table4.C" style:family="table-column">
      <style:table-column-properties style:column-width="2.7507in" style:rel-column-width="26933*"/>
    </style:style>
    <style:style style:name="Table4.D" style:family="table-column">
      <style:table-column-properties style:column-width="1.7451in" style:rel-column-width="17087*"/>
    </style:style>
    <style:style style:name="Table4.E" style:family="table-column">
      <style:table-column-properties style:column-width="1.0347in" style:rel-column-width="10134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="0.0382in" fo:border-left="none" fo:border-right="0.5pt solid #000000" fo:border-top="0.5pt solid #000000" fo:border-bottom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none" fo:border-right="none" fo:border-top="none" fo:border-bottom="0.5pt solid #000000"/>
    </style:style>
    <style:style style:name="Table4.E2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Table4.5" style:family="table-row">
      <style:table-row-properties style:min-row-height="0.3125in"/>
    </style:style>
    <style:style style:name="Table4.6" style:family="table-row">
      <style:table-row-properties style:min-row-height="0.375in"/>
    </style:style>
    <style:style style:name="Table5" style:family="table">
      <style:table-properties style:width="6.6771in" fo:margin-left="0.025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0.3333in"/>
    </style:style>
    <style:style style:name="Table5.E" style:family="table-column">
      <style:table-column-properties style:column-width="0.343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T1" style:family="table-cell">
      <style:table-cell-properties fo:padding="0.0382in" fo:border="0.5pt solid #000000"/>
    </style:style>
    <style:style style:name="Table6" style:family="table">
      <style:table-properties style:width="6.6771in" fo:margin-left="0.025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333in"/>
    </style:style>
    <style:style style:name="Table6.E" style:family="table-column">
      <style:table-column-properties style:column-width="0.3438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T1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514in" style:rel-column-width="3438*"/>
    </style:style>
    <style:style style:name="Table7.B" style:family="table-column">
      <style:table-column-properties style:column-width="0.9993in" style:rel-column-width="9784*"/>
    </style:style>
    <style:style style:name="Table7.C" style:family="table-column">
      <style:table-column-properties style:column-width="2.4382in" style:rel-column-width="23876*"/>
    </style:style>
    <style:style style:name="Table7.D" style:family="table-column">
      <style:table-column-properties style:column-width="1.9319in" style:rel-column-width="18916*"/>
    </style:style>
    <style:style style:name="Table7.E" style:family="table-column">
      <style:table-column-properties style:column-width="0.9722in" style:rel-column-width="9521*"/>
    </style:style>
    <style:style style:name="Table7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style:vertical-align="middle" fo:padding="0.0382in" fo:border="0.5pt solid #000000"/>
    </style:style>
    <style:style style:name="Table7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7.9" style:family="table-row">
      <style:table-row-properties style:min-row-height="0.1792in"/>
    </style:style>
    <style:style style:name="Table7.11" style:family="table-row">
      <style:table-row-properties style:min-row-height="0.3167in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f760b9" officeooo:paragraph-rsid="03f76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paragraph-rsid="0404b7ca"/>
    </style:style>
    <style:style style:name="P10" style:family="paragraph" style:parent-style-name="Standard">
      <style:text-properties officeooo:rsid="0405a30f" officeooo:paragraph-rsid="0405a30f"/>
    </style:style>
    <style:style style:name="P11" style:family="paragraph" style:parent-style-name="Standard">
      <style:text-properties officeooo:rsid="0405a30f" officeooo:paragraph-rsid="0407176c"/>
    </style:style>
    <style:style style:name="P12" style:family="paragraph" style:parent-style-name="Standard">
      <style:text-properties style:text-underline-style="none" officeooo:rsid="040ecb8d" officeooo:paragraph-rsid="040ecb8d"/>
    </style:style>
    <style:style style:name="P13" style:family="paragraph" style:parent-style-name="Standard">
      <style:text-properties style:text-underline-style="none" officeooo:rsid="047159d3" officeooo:paragraph-rsid="047159d3"/>
    </style:style>
    <style:style style:name="P14" style:family="paragraph" style:parent-style-name="Standard">
      <style:text-properties style:text-underline-style="none" officeooo:rsid="047828a1" officeooo:paragraph-rsid="047828a1"/>
    </style:style>
    <style:style style:name="P15" style:family="paragraph" style:parent-style-name="Standard">
      <style:text-properties style:text-underline-style="none" officeooo:rsid="04927640" officeooo:paragraph-rsid="04927640"/>
    </style:style>
    <style:style style:name="P16" style:family="paragraph" style:parent-style-name="Standard">
      <style:text-properties style:text-underline-style="none" officeooo:rsid="04949c19" officeooo:paragraph-rsid="04949c19"/>
    </style:style>
    <style:style style:name="P17" style:family="paragraph" style:parent-style-name="Standard">
      <style:text-properties style:text-underline-style="none" officeooo:rsid="04d3333d" officeooo:paragraph-rsid="04d3333d"/>
    </style:style>
    <style:style style:name="P18" style:family="paragraph" style:parent-style-name="Standard">
      <style:text-properties style:text-underline-style="none" officeooo:rsid="04d3333d" officeooo:paragraph-rsid="04fe9eef"/>
    </style:style>
    <style:style style:name="P19" style:family="paragraph" style:parent-style-name="Standard">
      <style:text-properties style:text-underline-style="none" officeooo:rsid="04fb9bb1" officeooo:paragraph-rsid="04fb9bb1"/>
    </style:style>
    <style:style style:name="P20" style:family="paragraph" style:parent-style-name="Standard">
      <style:text-properties style:text-position="0% 100%" style:text-underline-style="none" officeooo:rsid="047f3e4e" officeooo:paragraph-rsid="047f3e4e"/>
    </style:style>
    <style:style style:name="P21" style:family="paragraph" style:parent-style-name="Standard">
      <style:text-properties style:text-position="0% 100%" style:text-underline-style="none" officeooo:rsid="047f3e4e" officeooo:paragraph-rsid="048196aa"/>
    </style:style>
    <style:style style:name="P22" style:family="paragraph" style:parent-style-name="Standard">
      <style:text-properties style:text-position="0% 100%" style:text-underline-style="none" officeooo:rsid="047f3e4e" officeooo:paragraph-rsid="04ffe931"/>
    </style:style>
    <style:style style:name="P23" style:family="paragraph" style:parent-style-name="Standard">
      <style:text-properties style:text-position="0% 100%" style:text-underline-style="none" officeooo:rsid="047f3e4e" officeooo:paragraph-rsid="05012daa"/>
    </style:style>
    <style:style style:name="P24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4870989" officeooo:paragraph-rsid="0487098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4884e3c" officeooo:paragraph-rsid="04884e3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488f3f1" officeooo:paragraph-rsid="048be42d" style:font-weight-asian="normal" style:font-weight-complex="normal"/>
    </style:style>
    <style:style style:name="P27" style:family="paragraph" style:parent-style-name="Standard">
      <style:text-properties style:text-position="0% 100%" style:text-underline-style="none" officeooo:rsid="040cd9f2" officeooo:paragraph-rsid="0407176c"/>
    </style:style>
    <style:style style:name="P28" style:family="paragraph" style:parent-style-name="Text_20_body">
      <style:text-properties style:text-position="0% 100%" fo:font-size="12pt" officeooo:rsid="03fa0780" officeooo:paragraph-rsid="03fa0780" style:font-size-asian="12pt" style:font-size-complex="12pt"/>
    </style:style>
    <style:style style:name="P29" style:family="paragraph" style:parent-style-name="Text_20_body">
      <style:text-properties style:text-position="0% 100%" fo:font-size="12pt" officeooo:rsid="03fa4461" officeooo:paragraph-rsid="03fa4461" style:font-size-asian="12pt" style:font-size-complex="12pt"/>
    </style:style>
    <style:style style:name="P30" style:family="paragraph" style:parent-style-name="Text_20_body">
      <style:text-properties style:text-position="0% 100%" fo:font-size="12pt" officeooo:rsid="03fa7dee" officeooo:paragraph-rsid="03fa7dee" style:font-size-asian="12pt" style:font-size-complex="12pt"/>
    </style:style>
    <style:style style:name="P31" style:family="paragraph" style:parent-style-name="Text_20_body">
      <style:text-properties style:text-position="0% 100%" fo:font-size="12pt" officeooo:rsid="03fb3732" officeooo:paragraph-rsid="03fb3732" style:font-size-asian="12pt" style:font-size-complex="12pt"/>
    </style:style>
    <style:style style:name="P32" style:family="paragraph" style:parent-style-name="Text_20_body">
      <style:text-properties style:text-position="0% 100%" fo:font-size="12pt" officeooo:rsid="03fc63da" officeooo:paragraph-rsid="03fc63da" style:font-size-asian="12pt" style:font-size-complex="12pt"/>
    </style:style>
    <style:style style:name="P33" style:family="paragraph" style:parent-style-name="Text_20_body">
      <style:text-properties style:text-position="0% 100%" fo:font-size="12pt" officeooo:rsid="03fc6beb" officeooo:paragraph-rsid="03fc6beb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style:text-position="0% 100%" fo:font-size="12pt" fo:font-weight="bold" officeooo:rsid="040139cf" officeooo:paragraph-rsid="040139cf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text-position="0% 100%" fo:font-size="12pt" fo:font-weight="normal" officeooo:rsid="040139cf" officeooo:paragraph-rsid="040139c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text-position="0% 100%" fo:font-size="12pt" fo:font-weight="normal" officeooo:rsid="040306a9" officeooo:paragraph-rsid="040306a9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text-position="0% 100%" fo:font-size="12pt" fo:font-weight="normal" officeooo:rsid="0403fdaa" officeooo:paragraph-rsid="0403fdaa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text-position="0% 100%" officeooo:rsid="04f8e7ad" officeooo:paragraph-rsid="04f8e7ad"/>
    </style:style>
    <style:style style:name="P39" style:family="paragraph" style:parent-style-name="Standard">
      <style:text-properties officeooo:rsid="048f7ae2" officeooo:paragraph-rsid="048f7ae2"/>
    </style:style>
    <style:style style:name="P40" style:family="paragraph" style:parent-style-name="Standard">
      <style:text-properties officeooo:rsid="04901622" officeooo:paragraph-rsid="04901622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4023a5c" officeooo:paragraph-rsid="04023a5c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4023a5c" officeooo:paragraph-rsid="048be42d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48c5018" officeooo:paragraph-rsid="048c5018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48dd757" officeooo:paragraph-rsid="048dd757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4023a5c" officeooo:paragraph-rsid="04023a5c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4023a5c" officeooo:paragraph-rsid="0404b7ca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font-weight="bold" officeooo:rsid="04023a5c" officeooo:paragraph-rsid="048be42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41b1f96" officeooo:paragraph-rsid="041b1f96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font-weight="bold" officeooo:rsid="048c8361" officeooo:paragraph-rsid="048c8361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font-weight="bold" officeooo:rsid="048e5d3f" officeooo:paragraph-rsid="048e5d3f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font-weight="normal" officeooo:rsid="048c5018" officeooo:paragraph-rsid="048c5018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2pt" fo:font-weight="normal" officeooo:rsid="048dd757" officeooo:paragraph-rsid="048dd757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410524d" officeooo:paragraph-rsid="0410524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41b1f96" officeooo:paragraph-rsid="041b1f96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4959a32" officeooo:paragraph-rsid="04959a3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410524d" officeooo:paragraph-rsid="0410524d"/>
    </style:style>
    <style:style style:name="P57" style:family="paragraph" style:parent-style-name="Table_20_Contents">
      <style:paragraph-properties fo:text-align="center" style:justify-single-word="false"/>
      <style:text-properties officeooo:rsid="041b1f96" officeooo:paragraph-rsid="041b1f96"/>
    </style:style>
    <style:style style:name="P58" style:family="paragraph" style:parent-style-name="Table_20_Contents">
      <style:paragraph-properties fo:text-align="center" style:justify-single-word="false"/>
      <style:text-properties officeooo:rsid="041b1f96" officeooo:paragraph-rsid="0465b8b3"/>
    </style:style>
    <style:style style:name="P59" style:family="paragraph" style:parent-style-name="Table_20_Contents">
      <style:paragraph-properties fo:text-align="center" style:justify-single-word="false"/>
      <style:text-properties officeooo:rsid="041c9cee" officeooo:paragraph-rsid="041c9cee"/>
    </style:style>
    <style:style style:name="P60" style:family="paragraph" style:parent-style-name="Table_20_Contents">
      <style:paragraph-properties fo:text-align="center" style:justify-single-word="false"/>
      <style:text-properties officeooo:rsid="044d2f55" officeooo:paragraph-rsid="044d2f55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44e61ae" officeooo:paragraph-rsid="044e61ae" style:font-weight-asian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weight="normal" officeooo:rsid="045351df" officeooo:paragraph-rsid="045351df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45fc752" officeooo:paragraph-rsid="045fc752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4dfa927" officeooo:paragraph-rsid="04dfa927" style:font-weight-asian="normal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weight="normal" officeooo:rsid="04dfa927" officeooo:paragraph-rsid="04e8defa" style:font-weight-asian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normal" officeooo:rsid="04eab25c" officeooo:paragraph-rsid="04eab25c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4eab25c" officeooo:paragraph-rsid="04f057e2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officeooo:rsid="044e876b" officeooo:paragraph-rsid="044e876b"/>
    </style:style>
    <style:style style:name="P69" style:family="paragraph" style:parent-style-name="Table_20_Contents">
      <style:paragraph-properties fo:text-align="center" style:justify-single-word="false"/>
      <style:text-properties officeooo:rsid="0454caa7" officeooo:paragraph-rsid="0454caa7"/>
    </style:style>
    <style:style style:name="P70" style:family="paragraph" style:parent-style-name="Table_20_Contents">
      <style:paragraph-properties fo:text-align="center" style:justify-single-word="false"/>
      <style:text-properties officeooo:rsid="045e549f" officeooo:paragraph-rsid="045e549f"/>
    </style:style>
    <style:style style:name="P71" style:family="paragraph" style:parent-style-name="Table_20_Contents">
      <style:paragraph-properties fo:text-align="center" style:justify-single-word="false"/>
      <style:text-properties officeooo:rsid="04632b6b" officeooo:paragraph-rsid="04632b6b"/>
    </style:style>
    <style:style style:name="P72" style:family="paragraph" style:parent-style-name="Table_20_Contents">
      <style:paragraph-properties fo:text-align="center" style:justify-single-word="false"/>
      <style:text-properties officeooo:rsid="046b54b6" officeooo:paragraph-rsid="046b54b6"/>
    </style:style>
    <style:style style:name="P73" style:family="paragraph" style:parent-style-name="Table_20_Contents">
      <style:paragraph-properties fo:text-align="center" style:justify-single-word="false"/>
      <style:text-properties officeooo:rsid="0495a172" officeooo:paragraph-rsid="0495a172"/>
    </style:style>
    <style:style style:name="P74" style:family="paragraph" style:parent-style-name="Table_20_Contents">
      <style:paragraph-properties fo:text-align="center" style:justify-single-word="false"/>
      <style:text-properties officeooo:rsid="04973ab2" officeooo:paragraph-rsid="04a50dd6"/>
    </style:style>
    <style:style style:name="P75" style:family="paragraph" style:parent-style-name="Table_20_Contents">
      <style:paragraph-properties fo:text-align="center" style:justify-single-word="false"/>
      <style:text-properties officeooo:rsid="04973ab2" officeooo:paragraph-rsid="04cd71a5"/>
    </style:style>
    <style:style style:name="P76" style:family="paragraph" style:parent-style-name="Table_20_Contents">
      <style:paragraph-properties fo:text-align="center" style:justify-single-word="false"/>
      <style:text-properties officeooo:rsid="04973ab2" officeooo:paragraph-rsid="04fa1289"/>
    </style:style>
    <style:style style:name="P77" style:family="paragraph" style:parent-style-name="Table_20_Contents">
      <style:paragraph-properties fo:text-align="center" style:justify-single-word="false"/>
      <style:text-properties officeooo:rsid="04a1279e" officeooo:paragraph-rsid="04a1279e"/>
    </style:style>
    <style:style style:name="P78" style:family="paragraph" style:parent-style-name="Table_20_Contents">
      <style:paragraph-properties fo:text-align="center" style:justify-single-word="false"/>
      <style:text-properties officeooo:rsid="04bb72c1" officeooo:paragraph-rsid="04c3da9f"/>
    </style:style>
    <style:style style:name="P79" style:family="paragraph" style:parent-style-name="Table_20_Contents">
      <style:paragraph-properties fo:text-align="center" style:justify-single-word="false"/>
      <style:text-properties officeooo:rsid="04c3da9f" officeooo:paragraph-rsid="04c3da9f"/>
    </style:style>
    <style:style style:name="P80" style:family="paragraph" style:parent-style-name="Table_20_Contents">
      <style:paragraph-properties fo:text-align="center" style:justify-single-word="false"/>
      <style:text-properties officeooo:rsid="04cc29f8" officeooo:paragraph-rsid="04cc29f8"/>
    </style:style>
    <style:style style:name="P81" style:family="paragraph" style:parent-style-name="Table_20_Contents">
      <style:paragraph-properties fo:text-align="center" style:justify-single-word="false"/>
      <style:text-properties officeooo:rsid="04d6e8f7" officeooo:paragraph-rsid="04d6e8f7"/>
    </style:style>
    <style:style style:name="P82" style:family="paragraph" style:parent-style-name="Table_20_Contents">
      <style:paragraph-properties fo:text-align="center" style:justify-single-word="false"/>
      <style:text-properties officeooo:rsid="04d7cbd4" officeooo:paragraph-rsid="04d7cbd4"/>
    </style:style>
    <style:style style:name="P83" style:family="paragraph" style:parent-style-name="Table_20_Contents">
      <style:paragraph-properties fo:text-align="center" style:justify-single-word="false"/>
      <style:text-properties officeooo:rsid="04d7cbd4" officeooo:paragraph-rsid="04d914ad"/>
    </style:style>
    <style:style style:name="P84" style:family="paragraph" style:parent-style-name="Table_20_Contents">
      <style:paragraph-properties fo:text-align="center" style:justify-single-word="false"/>
      <style:text-properties officeooo:rsid="04d7cbd4" officeooo:paragraph-rsid="04e34e81"/>
    </style:style>
    <style:style style:name="P85" style:family="paragraph" style:parent-style-name="Table_20_Contents">
      <style:paragraph-properties fo:text-align="center" style:justify-single-word="false"/>
      <style:text-properties officeooo:rsid="04d7cbd4" officeooo:paragraph-rsid="04edc78e"/>
    </style:style>
    <style:style style:name="P86" style:family="paragraph" style:parent-style-name="Table_20_Contents">
      <style:paragraph-properties fo:text-align="center" style:justify-single-word="false"/>
      <style:text-properties officeooo:rsid="04d7cbd4" officeooo:paragraph-rsid="04f5414c"/>
    </style:style>
    <style:style style:name="P87" style:family="paragraph" style:parent-style-name="Table_20_Contents">
      <style:paragraph-properties fo:text-align="center" style:justify-single-word="false"/>
      <style:text-properties officeooo:rsid="04da9681" officeooo:paragraph-rsid="04da9681"/>
    </style:style>
    <style:style style:name="P88" style:family="paragraph" style:parent-style-name="Table_20_Contents">
      <style:paragraph-properties fo:text-align="center" style:justify-single-word="false"/>
      <style:text-properties officeooo:rsid="04dbe1b2" officeooo:paragraph-rsid="04dbe1b2"/>
    </style:style>
    <style:style style:name="P89" style:family="paragraph" style:parent-style-name="Table_20_Contents">
      <style:paragraph-properties fo:text-align="center" style:justify-single-word="false"/>
      <style:text-properties officeooo:rsid="04dfa927" officeooo:paragraph-rsid="04dfa927"/>
    </style:style>
    <style:style style:name="P90" style:family="paragraph" style:parent-style-name="Table_20_Contents">
      <style:paragraph-properties fo:text-align="center" style:justify-single-word="false"/>
      <style:text-properties officeooo:rsid="04e17714" officeooo:paragraph-rsid="04e17714"/>
    </style:style>
    <style:style style:name="P91" style:family="paragraph" style:parent-style-name="Table_20_Contents">
      <style:paragraph-properties fo:text-align="center" style:justify-single-word="false"/>
      <style:text-properties officeooo:rsid="04e1a2f5" officeooo:paragraph-rsid="04e1a2f5"/>
    </style:style>
    <style:style style:name="P92" style:family="paragraph" style:parent-style-name="Table_20_Contents">
      <style:paragraph-properties fo:text-align="center" style:justify-single-word="false"/>
      <style:text-properties officeooo:rsid="04e4c935" officeooo:paragraph-rsid="04e4c935"/>
    </style:style>
    <style:style style:name="P93" style:family="paragraph" style:parent-style-name="Table_20_Contents">
      <style:paragraph-properties fo:text-align="center" style:justify-single-word="false"/>
      <style:text-properties officeooo:rsid="04e5cc71" officeooo:paragraph-rsid="04e5cc71"/>
    </style:style>
    <style:style style:name="P94" style:family="paragraph" style:parent-style-name="Table_20_Contents">
      <style:paragraph-properties fo:text-align="center" style:justify-single-word="false"/>
      <style:text-properties officeooo:rsid="04eab25c" officeooo:paragraph-rsid="04eab25c"/>
    </style:style>
    <style:style style:name="P95" style:family="paragraph" style:parent-style-name="Table_20_Contents">
      <style:paragraph-properties fo:text-align="center" style:justify-single-word="false"/>
      <style:text-properties officeooo:rsid="04eaf8aa" officeooo:paragraph-rsid="04eaf8aa"/>
    </style:style>
    <style:style style:name="P96" style:family="paragraph" style:parent-style-name="Table_20_Contents">
      <style:paragraph-properties fo:text-align="center" style:justify-single-word="false"/>
      <style:text-properties officeooo:rsid="04ebe689" officeooo:paragraph-rsid="04ebe689"/>
    </style:style>
    <style:style style:name="P97" style:family="paragraph" style:parent-style-name="Table_20_Contents">
      <style:paragraph-properties fo:text-align="center" style:justify-single-word="false"/>
      <style:text-properties officeooo:rsid="04ec593a" officeooo:paragraph-rsid="04ec593a"/>
    </style:style>
    <style:style style:name="P98" style:family="paragraph" style:parent-style-name="Table_20_Contents">
      <style:paragraph-properties fo:text-align="center" style:justify-single-word="false"/>
      <style:text-properties officeooo:rsid="04f3743f" officeooo:paragraph-rsid="04f3743f"/>
    </style:style>
    <style:style style:name="P99" style:family="paragraph" style:parent-style-name="Table_20_Contents">
      <style:paragraph-properties fo:text-align="center" style:justify-single-word="false"/>
      <style:text-properties officeooo:rsid="04f3743f" officeooo:paragraph-rsid="04f84951"/>
    </style:style>
    <style:style style:name="P100" style:family="paragraph" style:parent-style-name="Table_20_Contents">
      <style:paragraph-properties fo:text-align="center" style:justify-single-word="false"/>
      <style:text-properties officeooo:rsid="04f3743f" officeooo:paragraph-rsid="04fa1289"/>
    </style:style>
    <style:style style:name="P101" style:family="paragraph" style:parent-style-name="Table_20_Contents">
      <style:paragraph-properties fo:text-align="center" style:justify-single-word="false"/>
      <style:text-properties officeooo:rsid="04f3e0dc" officeooo:paragraph-rsid="04f3e0dc"/>
    </style:style>
    <style:style style:name="P102" style:family="paragraph" style:parent-style-name="Table_20_Contents">
      <style:paragraph-properties fo:text-align="center" style:justify-single-word="false"/>
      <style:text-properties officeooo:rsid="04f5414c" officeooo:paragraph-rsid="04f5414c"/>
    </style:style>
    <style:style style:name="P103" style:family="paragraph" style:parent-style-name="Standard">
      <style:text-properties officeooo:rsid="052d7105" officeooo:paragraph-rsid="052d7105"/>
    </style:style>
    <style:style style:name="P104" style:family="paragraph" style:parent-style-name="Standard">
      <style:text-properties style:text-underline-style="none" officeooo:rsid="047828a1" officeooo:paragraph-rsid="047159d3"/>
    </style:style>
    <style:style style:name="P105" style:family="paragraph" style:parent-style-name="Standard">
      <style:text-properties officeooo:paragraph-rsid="048196aa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504db39" officeooo:paragraph-rsid="0504db39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fo:font-weight="bold" officeooo:rsid="05068578" officeooo:paragraph-rsid="05068578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509d2c6" officeooo:paragraph-rsid="0509d2c6"/>
    </style:style>
    <style:style style:name="P109" style:family="paragraph" style:parent-style-name="Table_20_Contents">
      <style:paragraph-properties fo:text-align="center" style:justify-single-word="false"/>
      <style:text-properties officeooo:rsid="0509d2c6" officeooo:paragraph-rsid="050fb01b"/>
    </style:style>
    <style:style style:name="P110" style:family="paragraph" style:parent-style-name="Table_20_Contents">
      <style:paragraph-properties fo:text-align="center" style:justify-single-word="false"/>
      <style:text-properties officeooo:rsid="050c74a4" officeooo:paragraph-rsid="050c74a4"/>
    </style:style>
    <style:style style:name="P111" style:family="paragraph" style:parent-style-name="Table_20_Contents">
      <style:paragraph-properties fo:text-align="center" style:justify-single-word="false"/>
      <style:text-properties officeooo:rsid="050c74a4" officeooo:paragraph-rsid="050fb01b"/>
    </style:style>
    <style:style style:name="P112" style:family="paragraph" style:parent-style-name="Table_20_Contents">
      <style:paragraph-properties fo:text-align="center" style:justify-single-word="false"/>
      <style:text-properties officeooo:rsid="050c74a4" officeooo:paragraph-rsid="053bcdf5"/>
    </style:style>
    <style:style style:name="P113" style:family="paragraph" style:parent-style-name="Table_20_Contents">
      <style:paragraph-properties fo:text-align="center" style:justify-single-word="false"/>
      <style:text-properties officeooo:rsid="050c74a4" officeooo:paragraph-rsid="053febed"/>
    </style:style>
    <style:style style:name="P114" style:family="paragraph" style:parent-style-name="Table_20_Contents">
      <style:paragraph-properties fo:text-align="center" style:justify-single-word="false"/>
      <style:text-properties officeooo:rsid="050c74a4" officeooo:paragraph-rsid="0545ec8e"/>
    </style:style>
    <style:style style:name="P115" style:family="paragraph" style:parent-style-name="Table_20_Contents">
      <style:paragraph-properties fo:text-align="center" style:justify-single-word="false"/>
      <style:text-properties officeooo:rsid="050c74a4" officeooo:paragraph-rsid="054ae250"/>
    </style:style>
    <style:style style:name="P116" style:family="paragraph" style:parent-style-name="Table_20_Contents">
      <style:paragraph-properties fo:text-align="center" style:justify-single-word="false"/>
      <style:text-properties officeooo:rsid="050f21e9" officeooo:paragraph-rsid="050f21e9"/>
    </style:style>
    <style:style style:name="P117" style:family="paragraph" style:parent-style-name="Table_20_Contents">
      <style:paragraph-properties fo:text-align="center" style:justify-single-word="false"/>
      <style:text-properties officeooo:rsid="051064d4" officeooo:paragraph-rsid="051064d4"/>
    </style:style>
    <style:style style:name="P118" style:family="paragraph" style:parent-style-name="Table_20_Contents">
      <style:paragraph-properties fo:text-align="center" style:justify-single-word="false"/>
      <style:text-properties fo:font-weight="normal" officeooo:rsid="051064d4" officeooo:paragraph-rsid="051064d4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rsid="051064d4" officeooo:paragraph-rsid="053db25d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normal" officeooo:rsid="0528be97" officeooo:paragraph-rsid="0528be97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fo:font-weight="normal" officeooo:rsid="053ef8fb" officeooo:paragraph-rsid="053ef8fb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font-weight="normal" officeooo:rsid="05431d9c" officeooo:paragraph-rsid="05431d9c" style:font-weight-asian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font-weight="normal" officeooo:rsid="05444dc5" officeooo:paragraph-rsid="05444dc5" style:font-weight-asian="normal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font-weight="normal" officeooo:rsid="05444dc5" officeooo:paragraph-rsid="054761ed" style:font-weight-asian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font-weight="normal" officeooo:rsid="0547c324" officeooo:paragraph-rsid="0547c324" style:font-weight-asian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weight="normal" officeooo:rsid="054a9887" officeooo:paragraph-rsid="054cd17f" style:font-weight-asian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officeooo:rsid="044e876b" officeooo:paragraph-rsid="044e876b"/>
    </style:style>
    <style:style style:name="P128" style:family="paragraph" style:parent-style-name="Table_20_Contents">
      <style:paragraph-properties fo:text-align="center" style:justify-single-word="false"/>
      <style:text-properties officeooo:rsid="0450804f" officeooo:paragraph-rsid="0450804f"/>
    </style:style>
    <style:style style:name="P129" style:family="paragraph" style:parent-style-name="Table_20_Contents">
      <style:paragraph-properties fo:text-align="center" style:justify-single-word="false"/>
      <style:text-properties officeooo:rsid="0515254e" officeooo:paragraph-rsid="0515254e"/>
    </style:style>
    <style:style style:name="P130" style:family="paragraph" style:parent-style-name="Table_20_Contents">
      <style:paragraph-properties fo:text-align="center" style:justify-single-word="false"/>
      <style:text-properties officeooo:rsid="0518bcb0" officeooo:paragraph-rsid="0518bcb0"/>
    </style:style>
    <style:style style:name="P131" style:family="paragraph" style:parent-style-name="Table_20_Contents">
      <style:paragraph-properties fo:text-align="center" style:justify-single-word="false"/>
      <style:text-properties officeooo:rsid="051c2f45" officeooo:paragraph-rsid="051c2f45"/>
    </style:style>
    <style:style style:name="P132" style:family="paragraph" style:parent-style-name="Table_20_Contents">
      <style:paragraph-properties fo:text-align="center" style:justify-single-word="false"/>
      <style:text-properties officeooo:rsid="051f4d6c" officeooo:paragraph-rsid="051f4d6c"/>
    </style:style>
    <style:style style:name="P133" style:family="paragraph" style:parent-style-name="Table_20_Contents">
      <style:paragraph-properties fo:text-align="center" style:justify-single-word="false"/>
      <style:text-properties officeooo:rsid="051f4d6c" officeooo:paragraph-rsid="052a5f9a"/>
    </style:style>
    <style:style style:name="P134" style:family="paragraph" style:parent-style-name="Table_20_Contents">
      <style:paragraph-properties fo:text-align="center" style:justify-single-word="false"/>
      <style:text-properties officeooo:rsid="0526680d" officeooo:paragraph-rsid="0526680d"/>
    </style:style>
    <style:style style:name="P135" style:family="paragraph" style:parent-style-name="Table_20_Contents">
      <style:paragraph-properties fo:text-align="center" style:justify-single-word="false"/>
      <style:text-properties officeooo:rsid="0528be97" officeooo:paragraph-rsid="0528be97"/>
    </style:style>
    <style:style style:name="P136" style:family="paragraph" style:parent-style-name="Table_20_Contents">
      <style:paragraph-properties fo:text-align="center" style:justify-single-word="false"/>
      <style:text-properties officeooo:rsid="0528c8ae" officeooo:paragraph-rsid="0528c8ae"/>
    </style:style>
    <style:style style:name="P137" style:family="paragraph" style:parent-style-name="Table_20_Contents">
      <style:paragraph-properties fo:text-align="center" style:justify-single-word="false"/>
      <style:text-properties officeooo:rsid="053ef8fb" officeooo:paragraph-rsid="053ef8fb"/>
    </style:style>
    <style:style style:name="P138" style:family="paragraph" style:parent-style-name="Table_20_Contents">
      <style:paragraph-properties fo:text-align="center" style:justify-single-word="false"/>
      <style:text-properties officeooo:rsid="05431d9c" officeooo:paragraph-rsid="05431d9c"/>
    </style:style>
    <style:style style:name="P139" style:family="paragraph" style:parent-style-name="Table_20_Contents">
      <style:paragraph-properties fo:text-align="center" style:justify-single-word="false"/>
      <style:text-properties officeooo:rsid="041b1f96" officeooo:paragraph-rsid="05431d9c"/>
    </style:style>
    <style:style style:name="P140" style:family="paragraph" style:parent-style-name="Table_20_Contents">
      <style:paragraph-properties fo:text-align="center" style:justify-single-word="false"/>
      <style:text-properties officeooo:rsid="05444dc5" officeooo:paragraph-rsid="05444dc5"/>
    </style:style>
    <style:style style:name="P141" style:family="paragraph" style:parent-style-name="Table_20_Contents">
      <style:paragraph-properties fo:text-align="center" style:justify-single-word="false"/>
      <style:text-properties officeooo:rsid="05470b94" officeooo:paragraph-rsid="05470b94"/>
    </style:style>
    <style:style style:name="P142" style:family="paragraph" style:parent-style-name="Table_20_Contents">
      <style:paragraph-properties fo:text-align="center" style:justify-single-word="false"/>
      <style:text-properties officeooo:rsid="0547c324" officeooo:paragraph-rsid="0547c324"/>
    </style:style>
    <style:style style:name="P143" style:family="paragraph" style:parent-style-name="Table_20_Contents">
      <style:paragraph-properties fo:text-align="center" style:justify-single-word="false"/>
      <style:text-properties officeooo:rsid="0547c324" officeooo:paragraph-rsid="054a9887"/>
    </style:style>
    <style:style style:name="P144" style:family="paragraph" style:parent-style-name="Table_20_Contents">
      <style:paragraph-properties fo:text-align="center" style:justify-single-word="false"/>
      <style:text-properties officeooo:rsid="054851f3" officeooo:paragraph-rsid="054851f3"/>
    </style:style>
    <style:style style:name="P145" style:family="paragraph" style:parent-style-name="Table_20_Contents">
      <style:paragraph-properties fo:text-align="center" style:justify-single-word="false"/>
      <style:text-properties officeooo:rsid="054a9887" officeooo:paragraph-rsid="054a9887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style:text-underline-style="none" officeooo:rsid="0407176c"/>
    </style:style>
    <style:style style:name="T5" style:family="text">
      <style:text-properties style:text-position="sub 58%" style:text-underline-style="none" officeooo:rsid="048196aa"/>
    </style:style>
    <style:style style:name="T6" style:family="text">
      <style:text-properties style:text-position="sub 58%" officeooo:rsid="047946ee"/>
    </style:style>
    <style:style style:name="T7" style:family="text">
      <style:text-properties style:text-position="sub 58%" officeooo:rsid="047ab346"/>
    </style:style>
    <style:style style:name="T8" style:family="text">
      <style:text-properties style:text-position="sub 58%" officeooo:rsid="047ae69c"/>
    </style:style>
    <style:style style:name="T9" style:family="text">
      <style:text-properties style:text-position="sub 58%" officeooo:rsid="047d4d75"/>
    </style:style>
    <style:style style:name="T10" style:family="text">
      <style:text-properties style:text-position="sub 58%" officeooo:rsid="048196aa"/>
    </style:style>
    <style:style style:name="T11" style:family="text">
      <style:text-properties style:text-position="sub 58%" officeooo:rsid="04941a12"/>
    </style:style>
    <style:style style:name="T12" style:family="text">
      <style:text-properties style:text-position="sub 58%" officeooo:rsid="04d552bc"/>
    </style:style>
    <style:style style:name="T13" style:family="text">
      <style:text-properties style:text-position="sub 58%" officeooo:rsid="04fe2528"/>
    </style:style>
    <style:style style:name="T14" style:family="text">
      <style:text-properties style:text-position="sub 58%" officeooo:rsid="04fe9eef"/>
    </style:style>
    <style:style style:name="T15" style:family="text">
      <style:text-properties style:text-position="sub 58%" officeooo:rsid="0504db39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style:text-underline-style="solid" style:text-underline-width="auto" style:text-underline-color="font-color"/>
    </style:style>
    <style:style style:name="T19" style:family="text">
      <style:text-properties style:text-position="0% 100%" style:text-underline-style="solid" style:text-underline-width="auto" style:text-underline-color="font-color" officeooo:rsid="0405bfe9"/>
    </style:style>
    <style:style style:name="T20" style:family="text">
      <style:text-properties style:text-position="0% 100%" style:text-underline-style="solid" style:text-underline-width="auto" style:text-underline-color="font-color" officeooo:rsid="040cd9f2"/>
    </style:style>
    <style:style style:name="T21" style:family="text">
      <style:text-properties style:text-position="0% 100%" style:text-underline-style="solid" style:text-underline-width="auto" style:text-underline-color="font-color" officeooo:rsid="05081121"/>
    </style:style>
    <style:style style:name="T22" style:family="text">
      <style:text-properties style:text-position="0% 100%" style:text-underline-style="none"/>
    </style:style>
    <style:style style:name="T23" style:family="text">
      <style:text-properties style:text-position="0% 100%" style:text-underline-style="none" officeooo:rsid="0407176c"/>
    </style:style>
    <style:style style:name="T24" style:family="text">
      <style:text-properties style:text-position="0% 100%" style:text-underline-style="none" officeooo:rsid="0408808a"/>
    </style:style>
    <style:style style:name="T25" style:family="text">
      <style:text-properties style:text-position="0% 100%" style:text-underline-style="none" officeooo:rsid="040aed69"/>
    </style:style>
    <style:style style:name="T26" style:family="text">
      <style:text-properties style:text-position="0% 100%" style:text-underline-style="none" officeooo:rsid="040cd9f2"/>
    </style:style>
    <style:style style:name="T27" style:family="text">
      <style:text-properties style:text-position="0% 100%" style:text-underline-style="none" officeooo:rsid="05081121"/>
    </style:style>
    <style:style style:name="T28" style:family="text">
      <style:text-properties style:text-position="0% 100%" style:text-underline-style="none" officeooo:rsid="047f3e4e"/>
    </style:style>
    <style:style style:name="T29" style:family="text">
      <style:text-properties style:text-position="0% 100%" style:text-underline-style="none" officeooo:rsid="048196aa"/>
    </style:style>
    <style:style style:name="T30" style:family="text">
      <style:text-properties style:text-position="0% 100%" style:text-underline-style="none" officeooo:rsid="047c03f2"/>
    </style:style>
    <style:style style:name="T31" style:family="text">
      <style:text-properties style:text-position="0% 100%" officeooo:rsid="040cd9f2"/>
    </style:style>
    <style:style style:name="T32" style:family="text">
      <style:text-properties style:text-position="0% 100%" officeooo:rsid="047830d9"/>
    </style:style>
    <style:style style:name="T33" style:family="text">
      <style:text-properties style:text-position="0% 100%" officeooo:rsid="047946ee"/>
    </style:style>
    <style:style style:name="T34" style:family="text">
      <style:text-properties style:text-position="0% 100%" officeooo:rsid="047ab346"/>
    </style:style>
    <style:style style:name="T35" style:family="text">
      <style:text-properties style:text-position="0% 100%" officeooo:rsid="047ae69c"/>
    </style:style>
    <style:style style:name="T36" style:family="text">
      <style:text-properties style:text-position="0% 100%" officeooo:rsid="047b0aca"/>
    </style:style>
    <style:style style:name="T37" style:family="text">
      <style:text-properties style:text-position="0% 100%" officeooo:rsid="047c03f2"/>
    </style:style>
    <style:style style:name="T38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text-position="0% 100%" officeooo:rsid="04941a12"/>
    </style:style>
    <style:style style:name="T40" style:family="text">
      <style:text-properties style:text-position="0% 100%" officeooo:rsid="04fe2528"/>
    </style:style>
    <style:style style:name="T41" style:family="text">
      <style:text-properties style:text-position="0% 100%" officeooo:rsid="04fe9eef"/>
    </style:style>
    <style:style style:name="T42" style:family="text">
      <style:text-properties style:text-position="0% 100%" officeooo:rsid="05081121"/>
    </style:style>
    <style:style style:name="T43" style:family="text">
      <style:text-properties style:text-position="0% 100%" officeooo:rsid="054e6ce0"/>
    </style:style>
    <style:style style:name="T44" style:family="text">
      <style:text-properties style:text-position="super 58%"/>
    </style:style>
    <style:style style:name="T45" style:family="text">
      <style:text-properties style:text-position="super 58%" officeooo:rsid="047946ee"/>
    </style:style>
    <style:style style:name="T46" style:family="text">
      <style:text-properties style:text-position="super 58%" officeooo:rsid="048196aa"/>
    </style:style>
    <style:style style:name="T47" style:family="text">
      <style:text-properties style:text-position="super 58%" officeooo:rsid="048a4cbf"/>
    </style:style>
    <style:style style:name="T48" style:family="text">
      <style:text-properties style:text-position="super 58%" officeooo:rsid="04fe2528"/>
    </style:style>
    <style:style style:name="T49" style:family="text">
      <style:text-properties style:text-position="super 58%" officeooo:rsid="0504db39"/>
    </style:style>
    <style:style style:name="T50" style:family="text">
      <style:text-properties style:text-position="super 58%" style:text-underline-style="none" officeooo:rsid="048196aa"/>
    </style:style>
    <style:style style:name="T51" style:family="text">
      <style:text-properties officeooo:rsid="03f6c894"/>
    </style:style>
    <style:style style:name="T52" style:family="text">
      <style:text-properties officeooo:rsid="03fb7b4f"/>
    </style:style>
    <style:style style:name="T53" style:family="text">
      <style:text-properties officeooo:rsid="03fdc2a9"/>
    </style:style>
    <style:style style:name="T54" style:family="text">
      <style:text-properties officeooo:rsid="040a68de"/>
    </style:style>
    <style:style style:name="T55" style:family="text">
      <style:text-properties officeooo:rsid="041b1f96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495a172" style:font-weight-asian="bold" style:font-weight-complex="bold"/>
    </style:style>
    <style:style style:name="T58" style:family="text">
      <style:text-properties fo:font-weight="bold" officeooo:rsid="04afb3c9" style:font-weight-asian="bold" style:font-weight-complex="bold"/>
    </style:style>
    <style:style style:name="T59" style:family="text">
      <style:text-properties fo:font-weight="bold" officeooo:rsid="0509d2c6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4a0dc9c" style:font-weight-asian="normal" style:font-weight-complex="normal"/>
    </style:style>
    <style:style style:name="T62" style:family="text">
      <style:text-properties fo:font-weight="normal" officeooo:rsid="04b29b61" style:font-weight-asian="normal" style:font-weight-complex="normal"/>
    </style:style>
    <style:style style:name="T63" style:family="text">
      <style:text-properties fo:font-weight="normal" officeooo:rsid="04c3da9f" style:font-weight-asian="normal" style:font-weight-complex="normal"/>
    </style:style>
    <style:style style:name="T64" style:family="text">
      <style:text-properties fo:font-weight="normal" officeooo:rsid="04dfa927" style:font-weight-asian="normal" style:font-weight-complex="normal"/>
    </style:style>
    <style:style style:name="T65" style:family="text">
      <style:text-properties fo:font-weight="normal" officeooo:rsid="04eab25c" style:font-weight-asian="normal" style:font-weight-complex="normal"/>
    </style:style>
    <style:style style:name="T66" style:family="text">
      <style:text-properties fo:font-weight="normal" officeooo:rsid="04fa1289" style:font-weight-asian="normal" style:font-weight-complex="normal"/>
    </style:style>
    <style:style style:name="T67" style:family="text">
      <style:text-properties officeooo:rsid="047c03f2"/>
    </style:style>
    <style:style style:name="T68" style:family="text">
      <style:text-properties officeooo:rsid="048196aa"/>
    </style:style>
    <style:style style:name="T69" style:family="text">
      <style:text-properties officeooo:rsid="048387f3"/>
    </style:style>
    <style:style style:name="T70" style:family="text">
      <style:text-properties officeooo:rsid="04849bb7"/>
    </style:style>
    <style:style style:name="T71" style:family="text">
      <style:text-properties officeooo:rsid="0489aacb"/>
    </style:style>
    <style:style style:name="T72" style:family="text">
      <style:text-properties officeooo:rsid="048a4cbf"/>
    </style:style>
    <style:style style:name="T73" style:family="text">
      <style:text-properties officeooo:rsid="04973ab2"/>
    </style:style>
    <style:style style:name="T74" style:family="text">
      <style:text-properties officeooo:rsid="04a0dc9c"/>
    </style:style>
    <style:style style:name="T75" style:family="text">
      <style:text-properties officeooo:rsid="04afb3c9"/>
    </style:style>
    <style:style style:name="T76" style:family="text">
      <style:text-properties officeooo:rsid="04d6e8f7"/>
    </style:style>
    <style:style style:name="T77" style:family="text">
      <style:text-properties officeooo:rsid="04d914ad"/>
    </style:style>
    <style:style style:name="T78" style:family="text">
      <style:text-properties officeooo:rsid="04dcf34f"/>
    </style:style>
    <style:style style:name="T79" style:family="text">
      <style:text-properties officeooo:rsid="04dfa927"/>
    </style:style>
    <style:style style:name="T80" style:family="text">
      <style:text-properties officeooo:rsid="0495a172"/>
    </style:style>
    <style:style style:name="T81" style:family="text">
      <style:text-properties officeooo:rsid="04e34e81"/>
    </style:style>
    <style:style style:name="T82" style:family="text">
      <style:text-properties officeooo:rsid="04e73943"/>
    </style:style>
    <style:style style:name="T83" style:family="text">
      <style:text-properties officeooo:rsid="04edc78e"/>
    </style:style>
    <style:style style:name="T84" style:family="text">
      <style:text-properties officeooo:rsid="04ee47d7"/>
    </style:style>
    <style:style style:name="T85" style:family="text">
      <style:text-properties officeooo:rsid="04fa1289"/>
    </style:style>
    <style:style style:name="T86" style:family="text">
      <style:text-properties officeooo:rsid="04fe9eef"/>
    </style:style>
    <style:style style:name="T87" style:family="text">
      <style:text-properties officeooo:rsid="0504db39"/>
    </style:style>
    <style:style style:name="T88" style:family="text">
      <style:text-properties officeooo:rsid="05081121"/>
    </style:style>
    <style:style style:name="T89" style:family="text">
      <style:text-properties officeooo:rsid="0509d2c6"/>
    </style:style>
    <style:style style:name="T90" style:family="text">
      <style:text-properties officeooo:rsid="050c74a4"/>
    </style:style>
    <style:style style:name="T91" style:family="text">
      <style:text-properties officeooo:rsid="051064d4"/>
    </style:style>
    <style:style style:name="T92" style:family="text">
      <style:text-properties officeooo:rsid="05369f9f"/>
    </style:style>
    <style:style style:name="T93" style:family="text">
      <style:text-properties officeooo:rsid="0536d730"/>
    </style:style>
    <style:style style:name="T94" style:family="text">
      <style:text-properties officeooo:rsid="0537693f"/>
    </style:style>
    <style:style style:name="T95" style:family="text">
      <style:text-properties officeooo:rsid="053be409"/>
    </style:style>
    <style:style style:name="T96" style:family="text">
      <style:text-properties officeooo:rsid="053ef8fb"/>
    </style:style>
    <style:style style:name="T97" style:family="text">
      <style:text-properties officeooo:rsid="053febed"/>
    </style:style>
    <style:style style:name="T98" style:family="text">
      <style:text-properties officeooo:rsid="05402451"/>
    </style:style>
    <style:style style:name="T99" style:family="text">
      <style:text-properties officeooo:rsid="05431d9c"/>
    </style:style>
    <style:style style:name="T100" style:family="text">
      <style:text-properties officeooo:rsid="05444dc5"/>
    </style:style>
    <style:style style:name="T101" style:family="text">
      <style:text-properties officeooo:rsid="0545ec8e"/>
    </style:style>
    <style:style style:name="T102" style:family="text">
      <style:text-properties officeooo:rsid="0547c324"/>
    </style:style>
    <style:style style:name="T103" style:family="text">
      <style:text-properties officeooo:rsid="054ff9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51">7</text:span></text:p>
      <text:p text:style-name="P1">по дисциплине “Дискретная математика”</text:p>
      <text:p text:style-name="P3">вариант <text:span text:style-name="T51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Тимошкин Роман Вячеславович</text:p>
      <text:p text:style-name="P6">группа P3131</text:p>
      <text:p text:style-name="P6">Преподаватель:</text:p>
      <text:p text:style-name="P6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</table:table-row>
        <table:table-row table:style-name="Table1.2">
          <table:table-cell table:style-name="Table1.A2" office:value-type="string">
            <text:p text:style-name="P8">8.3</text:p>
          </table:table-cell>
          <table:table-cell table:style-name="Table1.B2" office:value-type="string">
            <text:p text:style-name="P8">0.059</text:p>
          </table:table-cell>
        </table:table-row>
      </table:table>
      <text:p text:style-name="P28"/>
      <text:p text:style-name="P29">A = 8.3 = 8.4(C)<text:span text:style-name="T2">16</text:span></text:p>
      <text:p text:style-name="P30">B = 0.059 = 0.0F1<text:span text:style-name="T87">A</text:span><text:span text:style-name="T2">16</text:span></text:p>
      <text:p text:style-name="P30"/>
      <text:p text:style-name="P31">SignC = SignA ⊕ SignB <text:span text:style-name="T52">= 0</text:span></text:p>
      <text:p text:style-name="P32">X<text:span text:style-name="T2">A</text:span> = P<text:span text:style-name="T2">A</text:span> + d; X<text:span text:style-name="T2">B</text:span> = P<text:span text:style-name="T2">B</text:span> + d</text:p>
      <text:p text:style-name="P32">X<text:span text:style-name="T2">C</text:span> = X<text:span text:style-name="T2">A</text:span> + X<text:span text:style-name="T2">B</text:span> – d;</text:p>
      <text:p text:style-name="P33">P<text:span text:style-name="T2">C</text:span> + d = <draw:frame draw:style-name="fr1" draw:name="Object1" text:anchor-type="as-char" svg:y="-0.2693in" svg:width="0.7319in" svg:height="0.4429in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53">+ d – d.</text:span></text:p>
      <text:p text:style-name="P34">Ф1</text:p>
      <text:p text:style-name="P36">A = 8.4(C)<text:span text:style-name="T2">16</text:span> = 0.84(C)<text:span text:style-name="T2">16</text:span> * 16<text:span text:style-name="T44">1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7"/>
        <table:table-column table:style-name="Table2.E"/>
        <table:table-column table:style-name="Table2.B" table:number-columns-repeated="6"/>
        <table:table-column table:style-name="Table2.E"/>
        <table:table-row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5">0</text:p>
          </table:table-cell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45">1</text:p>
          </table:table-cell>
          <table:table-cell table:style-name="Table2.A1" office:value-type="string">
            <text:p text:style-name="P45">0</text:p>
          </table:table-cell>
          <table:table-cell table:style-name="Table2.T1" office:value-type="string">
            <text:p text:style-name="P48">1</text:p>
          </table:table-cell>
        </table:table-row>
      </table:table>
      <text:p text:style-name="P35"/>
      <text:p text:style-name="P37">B = 0.0F1<text:span text:style-name="T87">A</text:span><text:span text:style-name="T2">16</text:span> <text:span text:style-name="T87">= 0.F1A</text:span><text:span text:style-name="T15">16</text:span><text:span text:style-name="T87"> * 16</text:span><text:span text:style-name="T49">-1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F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E"/>
        <table:table-column table:style-name="Table3.B"/>
        <table:table-column table:style-name="Table3.Q"/>
        <table:table-column table:style-name="Table3.B"/>
        <table:table-column table:style-name="Table3.Q"/>
        <table:table-column table:style-name="Table3.T"/>
        <table:table-row>
          <table:table-cell table:style-name="Table3.A1" office:value-type="string">
            <text:p text:style-name="P46">0</text:p>
          </table:table-cell>
          <table:table-cell table:style-name="Table3.A1" office:value-type="string">
            <text:p text:style-name="P106">0</text:p>
          </table:table-cell>
          <table:table-cell table:style-name="Table3.A1" office:value-type="string">
            <text:p text:style-name="P106">1</text:p>
          </table:table-cell>
          <table:table-cell table:style-name="Table3.A1" office:value-type="string">
            <text:p text:style-name="P106">1</text:p>
          </table:table-cell>
          <table:table-cell table:style-name="Table3.A1" office:value-type="string">
            <text:p text:style-name="P106">1</text:p>
          </table:table-cell>
          <table:table-cell table:style-name="Table3.A1" office:value-type="string">
            <text:p text:style-name="P106">1</text:p>
          </table:table-cell>
          <table:table-cell table:style-name="Table3.A1" office:value-type="string">
            <text:p text:style-name="P106">1</text:p>
          </table:table-cell>
          <table:table-cell table:style-name="Table3.A1" office:value-type="string">
            <text:p text:style-name="P106">1</text:p>
          </table:table-cell>
          <table:table-cell table:style-name="Table3.A1" office:value-type="string">
            <text:p text:style-name="P107">1</text:p>
          </table:table-cell>
          <table:table-cell table:style-name="Table3.A1" office:value-type="string">
            <text:p text:style-name="P107">1</text:p>
          </table:table-cell>
          <table:table-cell table:style-name="Table3.A1" office:value-type="string">
            <text:p text:style-name="P107">1</text:p>
          </table:table-cell>
          <table:table-cell table:style-name="Table3.A1" office:value-type="string">
            <text:p text:style-name="P107">1</text:p>
          </table:table-cell>
          <table:table-cell table:style-name="Table3.A1" office:value-type="string">
            <text:p text:style-name="P107">0</text:p>
          </table:table-cell>
          <table:table-cell table:style-name="Table3.A1" office:value-type="string">
            <text:p text:style-name="P107">0</text:p>
          </table:table-cell>
          <table:table-cell table:style-name="Table3.A1" office:value-type="string">
            <text:p text:style-name="P107">0</text:p>
          </table:table-cell>
          <table:table-cell table:style-name="Table3.A1" office:value-type="string">
            <text:p text:style-name="P107">1</text:p>
          </table:table-cell>
          <table:table-cell table:style-name="Table3.A1" office:value-type="string">
            <text:p text:style-name="P107">1</text:p>
          </table:table-cell>
          <table:table-cell table:style-name="Table3.A1" office:value-type="string">
            <text:p text:style-name="P107">0</text:p>
          </table:table-cell>
          <table:table-cell table:style-name="Table3.A1" office:value-type="string">
            <text:p text:style-name="P107">1</text:p>
          </table:table-cell>
          <table:table-cell table:style-name="Table3.T1" office:value-type="string">
            <text:p text:style-name="P107">0</text:p>
          </table:table-cell>
        </table:table-row>
      </table:table>
      <text:p text:style-name="P9"/>
      <text:p text:style-name="P10"><text:tab/>X<text:span text:style-name="T2">A</text:span><text:span text:style-name="T16"> = <text:s text:c="3"/>1 0 0 0 0 0 1</text:span></text:p>
      <text:p text:style-name="P11"><text:span text:style-name="T54">+<text:tab/></text:span>X<text:span text:style-name="T2">B</text:span><text:span text:style-name="T16"> = <text:s text:c="2"/></text:span><text:span text:style-name="T19"><text:s/></text:span><text:span text:style-name="T21">0</text:span><text:span text:style-name="T18"> </text:span><text:span text:style-name="T21">1</text:span><text:span text:style-name="T18"> </text:span><text:span text:style-name="T21">1</text:span><text:span text:style-name="T18"> </text:span><text:span text:style-name="T21">1</text:span><text:span text:style-name="T18"> </text:span><text:span text:style-name="T21">1</text:span><text:span text:style-name="T18"> </text:span><text:span text:style-name="T21">1</text:span><text:span text:style-name="T18"> </text:span><text:span text:style-name="T21">1</text:span></text:p>
      <text:p text:style-name="P11"><text:span text:style-name="T23"><text:s text:c="3"/>X</text:span><text:span text:style-name="T4">A</text:span><text:span text:style-name="T23"> + X</text:span><text:span text:style-name="T4">B</text:span><text:span text:style-name="T23"> = </text:span><text:span text:style-name="T25">1</text:span><text:span text:style-name="T23"> </text:span><text:span text:style-name="T24">0 0 0 0 0 0 </text:span><text:span text:style-name="T27">0</text:span></text:p>
      <text:p text:style-name="P11"><text:span text:style-name="T24">-<text:tab/></text:span><text:span text:style-name="T26"> d <text:s/>= <text:s/></text:span><text:span text:style-name="T20"><text:s text:c="2"/>1 0 0 0 0 0 0</text:span></text:p>
      <text:p text:style-name="P27"><text:tab/><text:tab/>0 0 0 0 0 0 <text:span text:style-name="T88">0</text:span></text:p>
      <text:p text:style-name="P12"><text:span text:style-name="T31">P</text:span><text:span text:style-name="T2">C</text:span><text:span text:style-name="T16"> = </text:span><text:span text:style-name="T42">0</text:span><text:span text:style-name="T16">.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3">№</text:p>
          </table:table-cell>
          <table:table-cell table:style-name="Table4.B1" office:value-type="string">
            <text:p text:style-name="P54">Операнды</text:p>
          </table:table-cell>
          <table:table-cell table:style-name="Table4.B1" office:value-type="string">
            <text:p text:style-name="P54">СЧП (старшие разряды)</text:p>
          </table:table-cell>
          <table:table-cell table:style-name="Table4.B1" office:value-type="string">
            <text:p text:style-name="P54">В/СЧП (младшие разряды)</text:p>
          </table:table-cell>
          <table:table-cell table:style-name="Table4.E1" office:value-type="string">
            <text:p text:style-name="P54">Признак коррекции</text:p>
          </table:table-cell>
        </table:table-row>
        <table:table-row>
          <table:table-cell table:style-name="Table4.A2" office:value-type="string">
            <text:p text:style-name="P56">0</text:p>
          </table:table-cell>
          <table:table-cell table:style-name="Table4.B2" office:value-type="string">
            <text:p text:style-name="P57">СЧП</text:p>
          </table:table-cell>
          <table:table-cell table:style-name="Table4.B2" office:value-type="string">
            <text:p text:style-name="P57">0 0 0 0 0 0 0 0 0 0 0 0 0 0 0</text:p>
          </table:table-cell>
          <table:table-cell table:style-name="Table4.B2" office:value-type="string">
            <text:p text:style-name="P108"><text:span text:style-name="T60">1 1 1 1 0 0 0 1 1 0 </text:span><text:span text:style-name="T56">1 0</text:span></text:p>
          </table:table-cell>
          <table:table-cell table:style-name="Table4.E2" office:value-type="string">
            <text:p text:style-name="P59">0</text:p>
          </table:table-cell>
        </table:table-row>
        <table:table-row>
          <table:table-cell table:style-name="Table4.A2" table:number-rows-spanned="3" office:value-type="string">
            <text:p text:style-name="P60">1</text:p>
          </table:table-cell>
          <table:table-cell table:style-name="Table4.B2" office:value-type="string">
            <text:p text:style-name="P110"><text:span text:style-name="T16">[2M</text:span><text:span text:style-name="T2">A</text:span><text:span text:style-name="T16">]</text:span></text:p>
          </table:table-cell>
          <table:table-cell table:style-name="Table4.B2" office:value-type="string">
            <text:p text:style-name="P110">0 0 <text:span text:style-name="T92">1</text:span> 0 0 0 0 1 0 0 1 1 0 1 0</text:p>
          </table:table-cell>
          <table:table-cell table:style-name="Table4.B2" office:value-type="string">
            <text:p text:style-name="P57"/>
          </table:table-cell>
          <table:table-cell table:style-name="Table4.E2" table:number-rows-spanned="3" office:value-type="string">
            <text:p text:style-name="P117">0</text:p>
          </table:table-cell>
        </table:table-row>
        <table:table-row>
          <table:covered-table-cell table:style-name="Table4.A2"/>
          <table:table-cell table:style-name="Table4.B2" office:value-type="string">
            <text:p text:style-name="P116">СЧП</text:p>
          </table:table-cell>
          <table:table-cell table:style-name="Table4.B2" office:value-type="string">
            <text:p text:style-name="P111">0 0 <text:span text:style-name="T93">1</text:span> 0 0 0 0 1 0 0 1 1 0 1 0</text:p>
          </table:table-cell>
          <table:table-cell table:style-name="Table4.B2" office:value-type="string">
            <text:p text:style-name="P109"><text:span text:style-name="T60">1 1 1 1 0 0 0 1 1 0 </text:span>1 0</text:p>
          </table:table-cell>
          <table:covered-table-cell table:style-name="Table4.E2"/>
        </table:table-row>
        <table:table-row table:style-name="Table4.5">
          <table:covered-table-cell table:style-name="Table4.A2"/>
          <table:table-cell table:style-name="Table4.B2" office:value-type="string">
            <text:p text:style-name="P116">СЧП → 2</text:p>
          </table:table-cell>
          <table:table-cell table:style-name="Table4.B2" office:value-type="string">
            <text:p text:style-name="P117">0 0 <text:span text:style-name="T90">0 0 </text:span><text:span text:style-name="T94">1</text:span><text:span text:style-name="T90"> 0 0 0 0 1 0 0 1 1 0</text:span></text:p>
          </table:table-cell>
          <table:table-cell table:style-name="Table4.B2" office:value-type="string">
            <text:p text:style-name="P118">1 0 | <text:span text:style-name="T89">1 1 1 1 0 0 0 1 </text:span><text:span text:style-name="T59">1 0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3" office:value-type="string">
            <text:p text:style-name="P68">2</text:p>
          </table:table-cell>
          <table:table-cell table:style-name="Table4.B2" office:value-type="string">
            <text:p text:style-name="P110"><text:span text:style-name="T16">[2M</text:span><text:span text:style-name="T2">A</text:span><text:span text:style-name="T16">]</text:span></text:p>
          </table:table-cell>
          <table:table-cell table:style-name="Table4.B2" office:value-type="string">
            <text:p text:style-name="P112">0 0 <text:span text:style-name="T92">1</text:span> 0 0 0 0 1 0 0 1 1 0 1 0</text:p>
          </table:table-cell>
          <table:table-cell table:style-name="Table4.B2" office:value-type="string">
            <text:p text:style-name="P61"/>
          </table:table-cell>
          <table:table-cell table:style-name="Table4.E2" table:number-rows-spanned="3" office:value-type="string">
            <text:p text:style-name="P129">0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116">СЧП</text:p>
          </table:table-cell>
          <table:table-cell table:style-name="Table4.B2" office:value-type="string">
            <text:p text:style-name="P110">0 <text:span text:style-name="T95">0</text:span> 1 0 1 0 0 1 1 0 0 0 0 0 0</text:p>
          </table:table-cell>
          <table:table-cell table:style-name="Table4.B2" office:value-type="string">
            <text:p text:style-name="P119">1 0 | <text:span text:style-name="T89">1 1 1 1 0 0 0 1 1 0</text:span></text:p>
          </table:table-cell>
          <table:covered-table-cell table:style-name="Table4.E2"/>
        </table:table-row>
        <table:table-row table:style-name="Table4.6">
          <table:covered-table-cell table:style-name="Table4.A2"/>
          <table:table-cell table:style-name="Table4.B2" office:value-type="string">
            <text:p text:style-name="P116">СЧП → 2</text:p>
          </table:table-cell>
          <table:table-cell table:style-name="Table4.B2" office:value-type="string">
            <text:p text:style-name="P137">0 0 <text:span text:style-name="T90">0 </text:span><text:span text:style-name="T95">0</text:span><text:span text:style-name="T90"> 1 0 1 0 0 1 1 0 0 0 0</text:span></text:p>
          </table:table-cell>
          <table:table-cell table:style-name="Table4.B2" office:value-type="string">
            <text:p text:style-name="P121">0 0 <text:span text:style-name="T91">1 0 | </text:span><text:span text:style-name="T89">1 1 1 1 0 0 </text:span><text:span text:style-name="T59">0 1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3" office:value-type="string">
            <text:p text:style-name="P69">3</text:p>
          </table:table-cell>
          <table:table-cell table:style-name="Table4.B2" office:value-type="string">
            <text:p text:style-name="P130"><text:span text:style-name="T16">[M</text:span><text:span text:style-name="T2">A</text:span><text:span text:style-name="T16">]</text:span></text:p>
          </table:table-cell>
          <table:table-cell table:style-name="Table4.B2" office:value-type="string">
            <text:p text:style-name="P113"><text:span text:style-name="T97">0 </text:span>0 0 <text:span text:style-name="T92">1</text:span> 0 0 0 0 1 0 0 1 1 0 1</text:p>
          </table:table-cell>
          <table:table-cell table:style-name="Table4.B2" office:value-type="string">
            <text:p text:style-name="P62"/>
          </table:table-cell>
          <table:table-cell table:style-name="Table4.E2" table:number-rows-spanned="3" office:value-type="string">
            <text:p text:style-name="P138">0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131">СЧП</text:p>
          </table:table-cell>
          <table:table-cell table:style-name="Table4.B2" office:value-type="string">
            <text:p text:style-name="P139"><text:span text:style-name="T98">0 0 </text:span>0 1 1 0 1 0 1 1 1 1 1 0 1</text:p>
          </table:table-cell>
          <table:table-cell table:style-name="Table4.B2" office:value-type="string">
            <text:p text:style-name="P121">0 0 <text:span text:style-name="T91">1 0 | </text:span><text:span text:style-name="T89">1 1 1 1 0 0 0 1</text:span></text:p>
          </table:table-cell>
          <table:covered-table-cell table:style-name="Table4.E2"/>
        </table:table-row>
        <table:table-row table:style-name="Table4.6">
          <table:covered-table-cell table:style-name="Table4.A2"/>
          <table:table-cell table:style-name="Table4.B2" office:value-type="string">
            <text:p text:style-name="P131">СЧП → 2</text:p>
          </table:table-cell>
          <table:table-cell table:style-name="Table4.B2" office:value-type="string">
            <text:p text:style-name="P138">0 0 <text:span text:style-name="T98">0 0 </text:span><text:span text:style-name="T55">0 1 1 0 1 0 1 1 1 1 1</text:span></text:p>
          </table:table-cell>
          <table:table-cell table:style-name="Table4.B2" office:value-type="string">
            <text:p text:style-name="P122">0 1 <text:span text:style-name="T96">0 0 </text:span><text:span text:style-name="T91">1 0 | </text:span><text:span text:style-name="T89">1 1 1 1 </text:span><text:span text:style-name="T59">0 0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2" office:value-type="string">
            <text:p text:style-name="P70">4</text:p>
          </table:table-cell>
          <table:table-cell table:style-name="Table4.B2" office:value-type="string">
            <text:p text:style-name="P132">СЧП</text:p>
          </table:table-cell>
          <table:table-cell table:style-name="Table4.B2" office:value-type="string">
            <text:p text:style-name="P138">0 0 <text:span text:style-name="T98">0 0 </text:span><text:span text:style-name="T55">0 1 1 0 1 0 1 1 1 1 1</text:span></text:p>
          </table:table-cell>
          <table:table-cell table:style-name="Table4.B2" office:value-type="string">
            <text:p text:style-name="P122">0 1 <text:span text:style-name="T96">0 0 </text:span><text:span text:style-name="T91">1 0 | </text:span><text:span text:style-name="T89">1 1 1 1 0 0</text:span></text:p>
          </table:table-cell>
          <table:table-cell table:style-name="Table4.E2" table:number-rows-spanned="2" office:value-type="string">
            <text:p text:style-name="P140">0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132">СЧП → 2</text:p>
          </table:table-cell>
          <table:table-cell table:style-name="Table4.B2" office:value-type="string">
            <text:p text:style-name="P140">0 0 <text:span text:style-name="T99">0 0 </text:span><text:span text:style-name="T98">0 0 </text:span><text:span text:style-name="T55">0 1 1 0 1 0 1 1 1</text:span></text:p>
          </table:table-cell>
          <table:table-cell table:style-name="Table4.B2" office:value-type="string">
            <text:p text:style-name="P123">1 1 <text:span text:style-name="T99">0 1 </text:span><text:span text:style-name="T96">0 0 </text:span><text:span text:style-name="T91">1 0 | </text:span><text:span text:style-name="T89">1 1 </text:span><text:span text:style-name="T59">1 1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3" office:value-type="string">
            <text:p text:style-name="P71">5</text:p>
          </table:table-cell>
          <table:table-cell table:style-name="Table4.B2" office:value-type="string">
            <text:p text:style-name="P134"><text:span text:style-name="T16">[-M</text:span><text:span text:style-name="T2">A</text:span><text:span text:style-name="T16">]</text:span></text:p>
          </table:table-cell>
          <table:table-cell table:style-name="Table4.B2" office:value-type="string">
            <text:p text:style-name="P114"><text:span text:style-name="T101">1</text:span><text:span text:style-name="T97"> </text:span><text:span text:style-name="T101">1</text:span> <text:span text:style-name="T101">1</text:span> <text:span text:style-name="T101">0</text:span> <text:span text:style-name="T101">1</text:span> <text:span text:style-name="T101">1</text:span> <text:span text:style-name="T101">1</text:span> <text:span text:style-name="T101">1</text:span> <text:span text:style-name="T101">0</text:span> <text:span text:style-name="T101">1</text:span> <text:span text:style-name="T101">1</text:span> <text:span text:style-name="T101">0</text:span> <text:span text:style-name="T101">0</text:span> <text:span text:style-name="T101">1</text:span> <text:span text:style-name="T101">1</text:span></text:p>
          </table:table-cell>
          <table:table-cell table:style-name="Table4.B2" office:value-type="string">
            <text:p text:style-name="P63"/>
          </table:table-cell>
          <table:table-cell table:style-name="Table4.E2" table:number-rows-spanned="3" office:value-type="string">
            <text:p text:style-name="P141">1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132">СЧП</text:p>
          </table:table-cell>
          <table:table-cell table:style-name="Table4.B2" office:value-type="string">
            <text:p text:style-name="P58">1 1 1 1 0 0 0 1 0 0 0 1 0 1 0</text:p>
          </table:table-cell>
          <table:table-cell table:style-name="Table4.B2" office:value-type="string">
            <text:p text:style-name="P124">1 1 <text:span text:style-name="T99">0 1 </text:span><text:span text:style-name="T96">0 0 </text:span><text:span text:style-name="T91">1 0 | </text:span><text:span text:style-name="T89">1 1 1 1</text:span></text:p>
          </table:table-cell>
          <table:covered-table-cell table:style-name="Table4.E2"/>
        </table:table-row>
        <table:table-row table:style-name="Table4.6">
          <table:covered-table-cell table:style-name="Table4.A2"/>
          <table:table-cell table:style-name="Table4.B2" office:value-type="string">
            <text:p text:style-name="P132">СЧП → 2</text:p>
          </table:table-cell>
          <table:table-cell table:style-name="Table4.B2" office:value-type="string">
            <text:p text:style-name="P142">1 1 <text:span text:style-name="T55">1 1 1 1 0 0 0 1 0 0 0 1 0</text:span></text:p>
          </table:table-cell>
          <table:table-cell table:style-name="Table4.B2" office:value-type="string">
            <text:p text:style-name="P125">1 0 <text:span text:style-name="T100">1 1 </text:span><text:span text:style-name="T99">0 1 </text:span><text:span text:style-name="T96">0 0 </text:span><text:span text:style-name="T91">1 0 | </text:span><text:span text:style-name="T59">1 1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2" office:value-type="string">
            <text:p text:style-name="P72">6</text:p>
          </table:table-cell>
          <table:table-cell table:style-name="Table4.B2" office:value-type="string">
            <text:p text:style-name="P133">СЧП</text:p>
          </table:table-cell>
          <table:table-cell table:style-name="Table4.B2" office:value-type="string">
            <text:p text:style-name="P143">1 1 <text:span text:style-name="T55">1 1 1 1 0 0 0 1 0 0 0 1 0</text:span></text:p>
          </table:table-cell>
          <table:table-cell table:style-name="Table4.B2" office:value-type="string">
            <text:p text:style-name="P125">1 0 <text:span text:style-name="T100">1 1 </text:span><text:span text:style-name="T99">0 1 </text:span><text:span text:style-name="T96">0 0 </text:span><text:span text:style-name="T91">1 0 | </text:span><text:span text:style-name="T89">1 1</text:span></text:p>
          </table:table-cell>
          <table:table-cell table:style-name="Table4.E2" table:number-rows-spanned="2" office:value-type="string">
            <text:p text:style-name="P144">1</text:p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132">СЧП → 2</text:p>
          </table:table-cell>
          <table:table-cell table:style-name="Table4.B2" office:value-type="string">
            <text:p text:style-name="P145">1 1 <text:span text:style-name="T102">1 1 </text:span><text:span text:style-name="T55">1 1 1 1 0 0 0 1 0 0 0</text:span></text:p>
          </table:table-cell>
          <table:table-cell table:style-name="Table4.B2" office:value-type="string">
            <text:p text:style-name="P126">1 0 <text:span text:style-name="T102">1 0 </text:span><text:span text:style-name="T100">1 1 </text:span><text:span text:style-name="T99">0 1 </text:span><text:span text:style-name="T96">0 0 </text:span><text:span text:style-name="T91">1 0</text:span></text:p>
          </table:table-cell>
          <table:covered-table-cell table:style-name="Table4.E2"/>
        </table:table-row>
        <table:table-row table:style-name="Table4.6">
          <table:table-cell table:style-name="Table4.A2" table:number-rows-spanned="2" office:value-type="string">
            <text:p text:style-name="P103">7</text:p>
          </table:table-cell>
          <table:table-cell table:style-name="Table4.B2" office:value-type="string">
            <text:p text:style-name="P136">[M<text:span text:style-name="T2">A</text:span><text:span text:style-name="T16">]</text:span></text:p>
          </table:table-cell>
          <table:table-cell table:style-name="Table4.B2" office:value-type="string">
            <text:p text:style-name="P115"><text:span text:style-name="T97">0 </text:span>0 0 <text:span text:style-name="T92">1</text:span> 0 0 0 0 1 0 0 1 1 0 1</text:p>
          </table:table-cell>
          <table:table-cell table:style-name="Table4.B2" office:value-type="string">
            <text:p text:style-name="P120"/>
          </table:table-cell>
          <table:table-cell table:style-name="Table4.E2" table:number-rows-spanned="2" office:value-type="string">
            <text:p text:style-name="Standard"/>
          </table:table-cell>
        </table:table-row>
        <table:table-row table:style-name="Table4.6">
          <table:covered-table-cell table:style-name="Table4.A2"/>
          <table:table-cell table:style-name="Table4.B2" office:value-type="string">
            <text:p text:style-name="P133">СЧП</text:p>
          </table:table-cell>
          <table:table-cell table:style-name="Table4.B2" office:value-type="string">
            <text:p text:style-name="P135">0 0 0 0 1 1 1 1 1 0 1 0 1 0 1</text:p>
          </table:table-cell>
          <table:table-cell table:style-name="Table4.B2" office:value-type="string">
            <text:p text:style-name="P126">1 0 <text:span text:style-name="T102">1 0 </text:span><text:span text:style-name="T100">1 1 </text:span><text:span text:style-name="T99">0 1 </text:span><text:span text:style-name="T96">0 0 </text:span><text:span text:style-name="T91">1 0</text:span></text:p>
          </table:table-cell>
          <table:covered-table-cell table:style-name="Table4.E2"/>
        </table:table-row>
      </table:table>
      <text:p text:style-name="P104"/>
      <text:p text:style-name="P14"/>
      <text:p text:style-name="P13">C<text:span text:style-name="T44">*</text:span><text:span text:style-name="T16"> = 0.</text:span><text:span text:style-name="T32">7D</text:span><text:span text:style-name="T43">5</text:span><text:span text:style-name="T6">16</text:span><text:span text:style-name="T32"> </text:span><text:span text:style-name="T33">* 16</text:span><text:span text:style-name="T45">0</text:span><text:span text:style-name="T33"> = </text:span><text:span text:style-name="T34">0.7D</text:span><text:span text:style-name="T43">5</text:span><text:span text:style-name="T7">1</text:span><text:span text:style-name="T8">6</text:span><text:span text:style-name="T35"> </text:span><text:span text:style-name="T36">= </text:span><text:span text:style-name="T37">0.489501953125</text:span><text:span text:style-name="T9">10</text:span></text:p>
      <text:p text:style-name="P20">C<text:span text:style-name="T2">T</text:span> = 0.4897</text:p>
      <text:p text:style-name="P105"><text:span text:style-name="T28">Δ</text:span><text:span text:style-name="T29">C = C</text:span><text:span text:style-name="T5">T</text:span><text:span text:style-name="T29"> – C</text:span><text:span text:style-name="T50">*</text:span><text:span text:style-name="T29"> = 0.4897 – 0.489501953125</text:span><text:span text:style-name="T30"> </text:span><text:span text:style-name="T29">= </text:span><text:bookmark text:name="cwos"/>0.00019804687</text:p>
      <text:p text:style-name="P21">δ<text:span text:style-name="T70">C = </text:span><text:span text:style-name="T70"><draw:frame draw:style-name="fr1" draw:name="Object2" text:anchor-type="as-char" svg:y="-0.2453in" svg:width="3.0902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1"/>
      <text:p text:style-name="P24">Ф2</text:p>
      <text:p text:style-name="P25">A = 8.3 = 0.10000100110<text:span text:style-name="T2">2</text:span> * 2<text:span text:style-name="T44">4</text:span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 table:number-columns-repeated="7"/>
        <table:table-column table:style-name="Table5.E"/>
        <table:table-column table:style-name="Table5.B" table:number-columns-repeated="6"/>
        <table:table-column table:style-name="Table5.E"/>
        <table:table-row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42">1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2">0</text:p>
          </table:table-cell>
          <table:table-cell table:style-name="Table5.A1" office:value-type="string">
            <text:p text:style-name="P43">1</text:p>
          </table:table-cell>
          <table:table-cell table:style-name="Table5.A1" office:value-type="string">
            <text:p text:style-name="P43">0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49">0</text:p>
          </table:table-cell>
          <table:table-cell table:style-name="Table5.A1" office:value-type="string">
            <text:p text:style-name="P49">0</text:p>
          </table:table-cell>
          <table:table-cell table:style-name="Table5.A1" office:value-type="string">
            <text:p text:style-name="P49">0</text:p>
          </table:table-cell>
          <table:table-cell table:style-name="Table5.A1" office:value-type="string">
            <text:p text:style-name="P49">0</text:p>
          </table:table-cell>
          <table:table-cell table:style-name="Table5.A1" office:value-type="string">
            <text:p text:style-name="P49">1</text:p>
          </table:table-cell>
          <table:table-cell table:style-name="Table5.A1" office:value-type="string">
            <text:p text:style-name="P49">0</text:p>
          </table:table-cell>
          <table:table-cell table:style-name="Table5.A1" office:value-type="string">
            <text:p text:style-name="P49">0</text:p>
          </table:table-cell>
          <table:table-cell table:style-name="Table5.A1" office:value-type="string">
            <text:p text:style-name="P49">1</text:p>
          </table:table-cell>
          <table:table-cell table:style-name="Table5.A1" office:value-type="string">
            <text:p text:style-name="P49">1</text:p>
          </table:table-cell>
          <table:table-cell table:style-name="Table5.A1" office:value-type="string">
            <text:p text:style-name="P49">0</text:p>
          </table:table-cell>
          <table:table-cell table:style-name="Table5.T1" office:value-type="string">
            <text:p text:style-name="P49">0</text:p>
          </table:table-cell>
        </table:table-row>
      </table:table>
      <text:p text:style-name="P26"/>
      <text:p text:style-name="P26">B = 0.059 <text:span text:style-name="T71">= </text:span><text:span text:style-name="T72">0.11110001101</text:span><text:span text:style-name="T12">2</text:span><text:span text:style-name="T72"> * 2</text:span><text:span text:style-name="T47">-4</text:span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 table:number-columns-repeated="7"/>
        <table:table-column table:style-name="Table6.E"/>
        <table:table-column table:style-name="Table6.B" table:number-columns-repeated="6"/>
        <table:table-column table:style-name="Table6.E"/>
        <table:table-row>
          <table:table-cell table:style-name="Table6.A1" office:value-type="string">
            <text:p text:style-name="P47">0</text:p>
          </table:table-cell>
          <table:table-cell table:style-name="Table6.A1" office:value-type="string">
            <text:p text:style-name="P44">0</text:p>
          </table:table-cell>
          <table:table-cell table:style-name="Table6.A1" office:value-type="string">
            <text:p text:style-name="P44">1</text:p>
          </table:table-cell>
          <table:table-cell table:style-name="Table6.A1" office:value-type="string">
            <text:p text:style-name="P44">1</text:p>
          </table:table-cell>
          <table:table-cell table:style-name="Table6.A1" office:value-type="string">
            <text:p text:style-name="P44">1</text:p>
          </table:table-cell>
          <table:table-cell table:style-name="Table6.A1" office:value-type="string">
            <text:p text:style-name="P44">1</text:p>
          </table:table-cell>
          <table:table-cell table:style-name="Table6.A1" office:value-type="string">
            <text:p text:style-name="P44">1</text:p>
          </table:table-cell>
          <table:table-cell table:style-name="Table6.A1" office:value-type="string">
            <text:p text:style-name="P44">0</text:p>
          </table:table-cell>
          <table:table-cell table:style-name="Table6.A1" office:value-type="string">
            <text:p text:style-name="P52">0</text:p>
          </table:table-cell>
          <table:table-cell table:style-name="Table6.A1" office:value-type="string">
            <text:p text:style-name="P50">1</text:p>
          </table:table-cell>
          <table:table-cell table:style-name="Table6.A1" office:value-type="string">
            <text:p text:style-name="P50">1</text:p>
          </table:table-cell>
          <table:table-cell table:style-name="Table6.A1" office:value-type="string">
            <text:p text:style-name="P50">1</text:p>
          </table:table-cell>
          <table:table-cell table:style-name="Table6.A1" office:value-type="string">
            <text:p text:style-name="P50">0</text:p>
          </table:table-cell>
          <table:table-cell table:style-name="Table6.A1" office:value-type="string">
            <text:p text:style-name="P50">0</text:p>
          </table:table-cell>
          <table:table-cell table:style-name="Table6.A1" office:value-type="string">
            <text:p text:style-name="P50">0</text:p>
          </table:table-cell>
          <table:table-cell table:style-name="Table6.A1" office:value-type="string">
            <text:p text:style-name="P50">1</text:p>
          </table:table-cell>
          <table:table-cell table:style-name="Table6.A1" office:value-type="string">
            <text:p text:style-name="P50">1</text:p>
          </table:table-cell>
          <table:table-cell table:style-name="Table6.A1" office:value-type="string">
            <text:p text:style-name="P50">0</text:p>
          </table:table-cell>
          <table:table-cell table:style-name="Table6.A1" office:value-type="string">
            <text:p text:style-name="P50">1</text:p>
          </table:table-cell>
          <table:table-cell table:style-name="Table6.T1" office:value-type="string">
            <text:p text:style-name="P50">0</text:p>
          </table:table-cell>
        </table:table-row>
      </table:table>
      <text:p text:style-name="P39"/>
      <text:p text:style-name="P39"><text:tab/>X<text:span text:style-name="T2">A</text:span><text:span text:style-name="T16"> = 1 0 0 0 0 1 0 0</text:span></text:p>
      <text:p text:style-name="P39">+<text:tab/>X<text:span text:style-name="T2">B</text:span><text:span text:style-name="T16"> = </text:span><text:span text:style-name="T38">0 1 1 1 1 1 0 0</text:span></text:p>
      <text:p text:style-name="P40">X<text:span text:style-name="T2">A</text:span><text:span text:style-name="T16"> + X</text:span><text:span text:style-name="T2">B</text:span><text:span text:style-name="T16"> = </text:span><text:span text:style-name="T22">1 0 0 0 0 0 0 0 0</text:span></text:p>
      <text:p text:style-name="P15"><text:span text:style-name="T16">-<text:tab/>d = <text:s text:c="2"/></text:span><text:span text:style-name="T18">1 0 0 0 0 0 0 0</text:span></text:p>
      <text:p text:style-name="P15"><text:span text:style-name="T16"><text:tab/></text:span><text:span text:style-name="T39">X</text:span><text:span text:style-name="T11">C</text:span><text:span text:style-name="T39"> = 0 0 0 0 0 0 0 0</text:span></text:p>
      <text:p text:style-name="P16"><text:span text:style-name="T39">P</text:span><text:span text:style-name="T2">C</text:span><text:span text:style-name="T16"> = 0</text:span></text:p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55">№</text:p>
          </table:table-cell>
          <table:table-cell table:style-name="Table7.A1" office:value-type="string">
            <text:p text:style-name="P55">Операнды</text:p>
          </table:table-cell>
          <table:table-cell table:style-name="Table7.A1" office:value-type="string">
            <text:p text:style-name="P55">СЧП (старшие разряды)</text:p>
          </table:table-cell>
          <table:table-cell table:style-name="Table7.A1" office:value-type="string">
            <text:p text:style-name="P55">В/СЧП (младшие разряды)</text:p>
          </table:table-cell>
          <table:table-cell table:style-name="Table7.E1" office:value-type="string">
            <text:p text:style-name="P55">Признак коррекции</text:p>
          </table:table-cell>
        </table:table-row>
        <table:table-row>
          <table:table-cell table:style-name="Table7.A2" office:value-type="string">
            <text:p text:style-name="P73">0</text:p>
          </table:table-cell>
          <table:table-cell table:style-name="Table7.A2" office:value-type="string">
            <text:p text:style-name="P73">СЧП</text:p>
          </table:table-cell>
          <table:table-cell table:style-name="Table7.A2" office:value-type="string">
            <text:p text:style-name="P73">0 0 0 0 0 0 0 0 0 0 0 0 0 0 0 0 <text:span text:style-name="T76">0</text:span></text:p>
          </table:table-cell>
          <table:table-cell table:style-name="Table7.A2" office:value-type="string">
            <text:p text:style-name="P73"><text:span text:style-name="T75">1 </text:span>1 1 1 0 0 0 1 <text:span text:style-name="T56">1 0 1 0</text:span></text:p>
          </table:table-cell>
          <table:table-cell table:style-name="Table7.E2" office:value-type="string">
            <text:p text:style-name="P73">0</text:p>
          </table:table-cell>
        </table:table-row>
        <table:table-row>
          <table:table-cell table:style-name="Table7.A2" table:number-rows-spanned="4" office:value-type="string">
            <text:p text:style-name="P81">1</text:p>
          </table:table-cell>
          <table:table-cell table:style-name="Table7.A2" office:value-type="string">
            <text:p text:style-name="P81"><text:span text:style-name="T16">[8M</text:span><text:span text:style-name="T2">A</text:span><text:span text:style-name="T16">]</text:span></text:p>
          </table:table-cell>
          <table:table-cell table:style-name="Table7.A2" office:value-type="string">
            <text:p text:style-name="P82">0 0 1 0 0 0 0 1 0 0 1 1 0 0 <text:span text:style-name="T77">0 0 0</text:span></text:p>
          </table:table-cell>
          <table:table-cell table:style-name="Table7.A2" office:value-type="string">
            <text:p text:style-name="P5"/>
          </table:table-cell>
          <table:table-cell table:style-name="Table7.E2" table:number-rows-spanned="4" office:value-type="string">
            <text:p text:style-name="P87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81"><text:span text:style-name="T16">[2M</text:span><text:span text:style-name="T2">A</text:span><text:span text:style-name="T16">]</text:span></text:p>
          </table:table-cell>
          <table:table-cell table:style-name="Table7.A2" office:value-type="string">
            <text:p text:style-name="P83"><text:span text:style-name="T77">0 0 </text:span>0 0 1 0 0 0 0 1 0 0 1 1 0 0 <text:span text:style-name="T77">0</text:span></text:p>
          </table:table-cell>
          <table:table-cell table:style-name="Table7.A2" office:value-type="string">
            <text:p text:style-name="Standard"/>
          </table:table-cell>
          <table:covered-table-cell table:style-name="Table7.E2"/>
        </table:table-row>
        <table:table-row>
          <table:covered-table-cell table:style-name="Table7.A2"/>
          <table:table-cell table:style-name="Table7.A2" office:value-type="string">
            <text:p text:style-name="P87">СЧП</text:p>
          </table:table-cell>
          <table:table-cell table:style-name="Table7.A2" office:value-type="string">
            <text:p text:style-name="P5"><text:span text:style-name="T78">0 </text:span>0 1 0 1 0 0 1 0 1 1 1 1 1 0 0 0</text:p>
          </table:table-cell>
          <table:table-cell table:style-name="Table7.A2" office:value-type="string">
            <text:p text:style-name="P73"><text:span text:style-name="T75">1 </text:span>1 1 1 0 0 0 1<text:span text:style-name="T60"> 1 0 1 0</text:span></text:p>
          </table:table-cell>
          <table:covered-table-cell table:style-name="Table7.E2"/>
        </table:table-row>
        <table:table-row>
          <table:covered-table-cell table:style-name="Table7.A2"/>
          <table:table-cell table:style-name="Table7.A2" office:value-type="string">
            <text:p text:style-name="P88">СЧП → 4</text:p>
          </table:table-cell>
          <table:table-cell table:style-name="Table7.A2" office:value-type="string">
            <text:p text:style-name="P89">0 0 0 0 <text:span text:style-name="T78">0 </text:span>0 1 0 1 0 0 1 0 1 1 1 1</text:p>
          </table:table-cell>
          <table:table-cell table:style-name="Table7.A2" office:value-type="string">
            <text:p text:style-name="P64"><text:span text:style-name="T74">1 </text:span>0 0 0 | <text:span text:style-name="T75">1 </text:span><text:span text:style-name="T80">1 1 1 </text:span><text:span text:style-name="T57">0 0 0 1</text:span></text:p>
          </table:table-cell>
          <table:covered-table-cell table:style-name="Table7.E2"/>
        </table:table-row>
        <table:table-row>
          <table:table-cell table:style-name="Table7.A2" table:number-rows-spanned="3" office:value-type="string">
            <text:p text:style-name="P90">2</text:p>
          </table:table-cell>
          <table:table-cell table:style-name="Table7.A2" office:value-type="string">
            <text:p text:style-name="P91"><text:span text:style-name="T17">[M</text:span><text:span text:style-name="T3">A</text:span><text:span text:style-name="T17">]</text:span></text:p>
          </table:table-cell>
          <table:table-cell table:style-name="Table7.A2" office:value-type="string">
            <text:p text:style-name="P84"><text:span text:style-name="T81">0 </text:span><text:span text:style-name="T77">0 0 </text:span>0 0 1 0 0 0 0 1 0 0 1 1 0 0</text:p>
          </table:table-cell>
          <table:table-cell table:style-name="Table7.A2" office:value-type="string">
            <text:p text:style-name="P77"/>
          </table:table-cell>
          <table:table-cell table:style-name="Table7.E2" table:number-rows-spanned="3" office:value-type="string">
            <text:p text:style-name="P92">0</text:p>
          </table:table-cell>
        </table:table-row>
        <table:table-row>
          <table:covered-table-cell table:style-name="Table7.A2"/>
          <table:table-cell table:style-name="Table7.A2" office:value-type="string">
            <text:p text:style-name="P92">СЧП</text:p>
          </table:table-cell>
          <table:table-cell table:style-name="Table7.A2" office:value-type="string">
            <text:p text:style-name="P74"><text:span text:style-name="T82">0 0 0 0 </text:span>0 1 1 0 1 0 1 1 1 1 0 1 1</text:p>
          </table:table-cell>
          <table:table-cell table:style-name="Table7.A2" office:value-type="string">
            <text:p text:style-name="P65"><text:span text:style-name="T74">1 </text:span>0 0 0 | <text:span text:style-name="T75">1 </text:span><text:span text:style-name="T80">1 1 1 0 0 0 1</text:span></text:p>
          </table:table-cell>
          <table:covered-table-cell table:style-name="Table7.E2"/>
        </table:table-row>
        <table:table-row table:style-name="Table7.9">
          <table:covered-table-cell table:style-name="Table7.A2"/>
          <table:table-cell table:style-name="Table7.A2" office:value-type="string">
            <text:p text:style-name="P93">СЧП → 4</text:p>
          </table:table-cell>
          <table:table-cell table:style-name="Table7.A2" office:value-type="string">
            <text:p text:style-name="P94">0 0 0 0 <text:span text:style-name="T82">0 0 0 0 </text:span><text:span text:style-name="T73">0 1 1 0 1 0 1 1 1</text:span></text:p>
          </table:table-cell>
          <table:table-cell table:style-name="Table7.A2" office:value-type="string">
            <text:p text:style-name="P66">1 0 1 1 <text:span text:style-name="T74">1 </text:span><text:span text:style-name="T79">0 0 0 | </text:span><text:span text:style-name="T58">1 </text:span><text:span text:style-name="T57">1 1 1</text:span></text:p>
          </table:table-cell>
          <table:covered-table-cell table:style-name="Table7.E2"/>
        </table:table-row>
        <table:table-row table:style-name="Table7.9">
          <table:table-cell table:style-name="Table7.A2" table:number-rows-spanned="3" office:value-type="string">
            <text:p text:style-name="P95">3</text:p>
          </table:table-cell>
          <table:table-cell table:style-name="Table7.A2" office:value-type="string">
            <text:p text:style-name="P96"><text:span text:style-name="T16">[-M</text:span><text:span text:style-name="T2">A</text:span><text:span text:style-name="T16">]</text:span></text:p>
          </table:table-cell>
          <table:table-cell table:style-name="Table7.A2" office:value-type="string">
            <text:p text:style-name="P85"><text:span text:style-name="T83">1</text:span><text:span text:style-name="T81"> </text:span><text:span text:style-name="T83">1</text:span><text:span text:style-name="T77"> </text:span><text:span text:style-name="T83">1</text:span><text:span text:style-name="T77"> </text:span><text:span text:style-name="T83">1</text:span> <text:span text:style-name="T83">1</text:span> <text:span text:style-name="T83">0</text:span> <text:span text:style-name="T83">1</text:span> <text:span text:style-name="T83">1</text:span> <text:span text:style-name="T83">1</text:span> <text:span text:style-name="T83">1</text:span> <text:span text:style-name="T83">0</text:span> <text:span text:style-name="T83">1</text:span> <text:span text:style-name="T83">1</text:span> <text:span text:style-name="T83">0</text:span> <text:span text:style-name="T84">1 0 0</text:span></text:p>
          </table:table-cell>
          <table:table-cell table:style-name="Table7.A2" office:value-type="string">
            <text:p text:style-name="P78"><text:span text:style-name="T61"/></text:p>
          </table:table-cell>
          <table:table-cell table:style-name="Table7.E2" table:number-rows-spanned="3" office:value-type="string">
            <text:p text:style-name="P98">1</text:p>
          </table:table-cell>
        </table:table-row>
        <table:table-row table:style-name="Table7.11">
          <table:covered-table-cell table:style-name="Table7.A2"/>
          <table:table-cell table:style-name="Table7.A2" office:value-type="string">
            <text:p text:style-name="P97">СЧП</text:p>
          </table:table-cell>
          <table:table-cell table:style-name="Table7.A2" office:value-type="string">
            <text:p text:style-name="P79">1 1 1 1 1 1 0 0 0 1 0 0 0 1 0 1 1</text:p>
          </table:table-cell>
          <table:table-cell table:style-name="Table7.A2" office:value-type="string">
            <text:p text:style-name="P67">1 0 1 1 <text:span text:style-name="T74">1 </text:span><text:span text:style-name="T79">0 0 0 | </text:span><text:span text:style-name="T75">1 </text:span><text:span text:style-name="T80">1 1 1</text:span></text:p>
          </table:table-cell>
          <table:covered-table-cell table:style-name="Table7.E2"/>
        </table:table-row>
        <table:table-row table:style-name="Table7.11">
          <table:covered-table-cell table:style-name="Table7.A2"/>
          <table:table-cell table:style-name="Table7.A2" office:value-type="string">
            <text:p text:style-name="P97">СЧП → 4</text:p>
          </table:table-cell>
          <table:table-cell table:style-name="Table7.A2" office:value-type="string">
            <text:p text:style-name="P98"><text:span text:style-name="T63">1 </text:span><text:span text:style-name="T60">1 1 1 </text:span><text:span text:style-name="T63">1 1 1 1 1 1 0 0 0 1 0 0 0</text:span></text:p>
          </table:table-cell>
          <table:table-cell table:style-name="Table7.A2" office:value-type="string">
            <text:p text:style-name="P98"><text:span text:style-name="T62">1 </text:span><text:span text:style-name="T60">0 1 1 </text:span><text:span text:style-name="T65">1 0 1 1 </text:span><text:span text:style-name="T61">1 </text:span><text:span text:style-name="T64">0 0 0</text:span></text:p>
          </table:table-cell>
          <table:covered-table-cell table:style-name="Table7.E2"/>
        </table:table-row>
        <table:table-row table:style-name="Table7.11">
          <table:table-cell table:style-name="Table7.A2" table:number-rows-spanned="3" office:value-type="string">
            <text:p text:style-name="P101">4</text:p>
          </table:table-cell>
          <table:table-cell table:style-name="Table7.A2" office:value-type="string">
            <text:p text:style-name="P101"><text:span text:style-name="T16">[M</text:span><text:span text:style-name="T2">A</text:span><text:span text:style-name="T16">]</text:span></text:p>
          </table:table-cell>
          <table:table-cell table:style-name="Table7.A2" office:value-type="string">
            <text:p text:style-name="P86"><text:span text:style-name="T81">0 </text:span><text:span text:style-name="T77">0 0 </text:span>0 0 1 0 0 0 0 1 0 0 1 1 0 0</text:p>
          </table:table-cell>
          <table:table-cell table:style-name="Table7.A2" office:value-type="string">
            <text:p text:style-name="P80"/>
          </table:table-cell>
          <table:table-cell table:style-name="Table7.E2" table:number-rows-spanned="3" office:value-type="string">
            <text:p text:style-name="P5"/>
          </table:table-cell>
        </table:table-row>
        <table:table-row table:style-name="Table7.11">
          <table:covered-table-cell table:style-name="Table7.A2"/>
          <table:table-cell table:style-name="Table7.A2" office:value-type="string">
            <text:p text:style-name="P102">СЧП</text:p>
          </table:table-cell>
          <table:table-cell table:style-name="Table7.A2" office:value-type="string">
            <text:p text:style-name="P75">0 0 0 0 0 0 1 1 1 1 1 0 1 0 1 0 0</text:p>
          </table:table-cell>
          <table:table-cell table:style-name="Table7.A2" office:value-type="string">
            <text:p text:style-name="P99"><text:span text:style-name="T62">1 0 1 1 </text:span><text:span text:style-name="T65">1 0 1 1 </text:span><text:span text:style-name="T61">1 </text:span><text:span text:style-name="T64">0 0 0</text:span></text:p>
          </table:table-cell>
          <table:covered-table-cell table:style-name="Table7.E2"/>
        </table:table-row>
        <table:table-row table:style-name="Table7.11">
          <table:covered-table-cell table:style-name="Table7.A2"/>
          <table:table-cell table:style-name="Table7.A2" office:value-type="string">
            <text:p text:style-name="P38">← M<text:span text:style-name="T2">C</text:span></text:p>
          </table:table-cell>
          <table:table-cell table:style-name="Table7.A2" office:value-type="string">
            <text:p text:style-name="P76">0 0 0 0 0 1 1 1 1 1 0 1 0 1 0 0 <text:span text:style-name="T85">1</text:span></text:p>
          </table:table-cell>
          <table:table-cell table:style-name="Table7.A2" office:value-type="string">
            <text:p text:style-name="P100"><text:span text:style-name="T62">0 1 1 </text:span><text:span text:style-name="T65">1 0 1 1 </text:span><text:span text:style-name="T61">1 </text:span><text:span text:style-name="T64">0 0 0 </text:span><text:span text:style-name="T66">0</text:span></text:p>
          </table:table-cell>
          <table:covered-table-cell table:style-name="Table7.E2"/>
        </table:table-row>
      </table:table>
      <text:p text:style-name="P16"/>
      <text:p text:style-name="P19">X<text:span text:style-name="T2">C</text:span><text:span text:style-name="T16"> = X</text:span><text:span text:style-name="T2">C</text:span><text:span text:style-name="T16"> – 1 = -1</text:span></text:p>
      <text:p text:style-name="P17"/>
      <text:p text:style-name="P18">C<text:span text:style-name="T44">*</text:span><text:span text:style-name="T16"> = </text:span><text:span text:style-name="T40">0.111110101001</text:span><text:span text:style-name="T13">2</text:span><text:span text:style-name="T40"> * 2</text:span><text:span text:style-name="T48">-1</text:span><text:span text:style-name="T40"> = </text:span><text:span text:style-name="T41">0.0</text:span><text:span text:style-name="T40">111110101001</text:span><text:span text:style-name="T14">2</text:span><text:span text:style-name="T41"> = 0.4893798828125</text:span></text:p>
      <text:p text:style-name="P22">C<text:span text:style-name="T2">T</text:span> = 0.4897</text:p>
      <text:p text:style-name="P22"><text:span text:style-name="T86">Δ</text:span><text:span text:style-name="T68">C = C</text:span><text:span text:style-name="T10">T</text:span><text:span text:style-name="T68"> – C</text:span><text:span text:style-name="T46">*</text:span><text:span text:style-name="T68"> = 0.4897 – </text:span><text:span text:style-name="T86">0.4893798828125</text:span><text:span text:style-name="T67"> </text:span><text:span text:style-name="T68">= 0.00032011718</text:span></text:p>
      <text:p text:style-name="P23">δ<text:span text:style-name="T70">C = </text:span><text:span text:style-name="T70"><draw:frame draw:style-name="fr1" draw:name="Object3" text:anchor-type="as-char" svg:y="-0.2453in" svg:width="3.1626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3"/>
      <text:p text:style-name="P23"><text:tab/>Погрешности результатов вызваны неточным представлением операндов. <text:span text:style-name="T103">Несмотря на меньшую погрешность представления чисел с плавающей точкой, ответ в формате Ф2 получился менее точным, что могло быть вызвано особенностями представления конкретно чисел A и B или результата их умнож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1-11T15:10:20.279666754</dc:date>
    <meta:editing-duration>PT16H22M17S</meta:editing-duration>
    <meta:editing-cycles>1281</meta:editing-cycles>
    <meta:generator>LibreOffice/7.6.2.1$Linux_X86_64 LibreOffice_project/60$Build-1</meta:generator>
    <meta:document-statistic meta:table-count="7" meta:image-count="0" meta:object-count="3" meta:page-count="4" meta:paragraph-count="253" meta:word-count="1293" meta:character-count="3303" meta:non-whitespace-character-count="2231"/>
  </office:meta>
</office:document-meta>
</file>

<file path=Object 1/content.xml><?xml version="1.0" encoding="utf-8"?>
<math xmlns="http://www.w3.org/1998/Math/MathML" display="block">
  <semantics>
    <mfrac>
      <mrow>
        <msub>
          <mi>P</mi>
          <mi>A</mi>
        </msub>
        <mo stretchy="false">+</mo>
        <mi>d</mi>
        <mo stretchy="false">+</mo>
        <msub>
          <mi>P</mi>
          <mi>B</mi>
        </msub>
      </mrow>
      <msub>
        <mi>P</mi>
        <mi>C</mi>
      </msub>
    </mfrac>
    <annotation encoding="StarMath 5.0">{P_A + d + P_B} over {P_C} 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true">|</mo>
          <mrow>
            <mfrac>
              <mi mathvariant="italic">ΔC</mi>
              <msub>
                <mi>C</mi>
                <mi>T</mi>
              </msub>
            </mfrac>
          </mrow>
          <mo fence="true" form="postfix" stretchy="true">|</mo>
        </mrow>
        <mo stretchy="false">⋅</mo>
        <mn>100</mn>
      </mrow>
      <mrow>
        <mtext>%</mtext>
        <mo stretchy="false">=</mo>
        <mrow>
          <mfrac>
            <mn>0.00019804687</mn>
            <mn>0.4897</mn>
          </mfrac>
          <mo stretchy="false">⋅</mo>
          <mn>100</mn>
        </mrow>
      </mrow>
      <mrow>
        <mtext>%</mtext>
        <mo stretchy="false">=</mo>
        <mn>0.04</mn>
      </mrow>
      <mtext>%</mtext>
    </mrow>
    <annotation encoding="StarMath 5.0">abs {{ΔC} over {C_T}} cdot 100% = { 0.00019804687 } over { 0.4897 } cdot 100% = 0.04%</annotation>
  </semantics>
</math>
</file>

<file path=Object 3/content.xml><?xml version="1.0" encoding="utf-8"?>
<math xmlns="http://www.w3.org/1998/Math/MathML" display="block">
  <semantics>
    <mrow>
      <mrow>
        <mrow>
          <mo fence="true" form="prefix" stretchy="true">|</mo>
          <mrow>
            <mfrac>
              <mi mathvariant="italic">ΔC</mi>
              <msub>
                <mi>C</mi>
                <mi>T</mi>
              </msub>
            </mfrac>
          </mrow>
          <mo fence="true" form="postfix" stretchy="true">|</mo>
        </mrow>
        <mo stretchy="false">⋅</mo>
        <mn>100</mn>
      </mrow>
      <mrow>
        <mtext>%</mtext>
        <mo stretchy="false">=</mo>
        <mrow>
          <mfrac>
            <mn>0.00032011718</mn>
            <mn>0.4897</mn>
          </mfrac>
          <mo stretchy="false">⋅</mo>
          <mn>100</mn>
        </mrow>
      </mrow>
      <mrow>
        <mtext>%</mtext>
        <mo stretchy="false">=</mo>
        <mn>0.065</mn>
      </mrow>
      <mtext>%</mtext>
    </mrow>
    <annotation encoding="StarMath 5.0">abs {{ΔC} over {C_T}} cdot 100% = { 0.00032011718 } over { 0.4897 } cdot 100% = 0.065%</annotation>
  </semantics>
</math>
</file>